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iti TC" svg:font-family="'Heiti TC'" style:font-adornments="Medium" style:font-pitch="variable"/>
    <style:font-face style:name="Heiti TC1" svg:font-family="'Heiti T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  <style:font-face style:name="微軟正黑體" svg:font-family="微軟正黑體" style:font-family-generic="roman" style:font-pitch="variable"/>
    <style:font-face style:name="微軟正黑體1" svg:font-family="微軟正黑體" style:font-pitch="variable"/>
    <style:font-face style:name="微軟正黑體2" svg:font-family="微軟正黑體" style:font-family-generic="swiss" style:font-pitch="variable"/>
    <style:font-face style:name="微軟正黑體3" svg:font-family="微軟正黑體" style:font-family-generic="system" style:font-pitch="variable"/>
    <style:font-face style:name="微軟正黑體4" svg:font-family="微軟正黑體" style:font-adornments="標準" style:font-family-generic="swiss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</office:font-face-decls>
  <office:automatic-styles>
    <style:style style:name="Table26" style:family="table">
      <style:table-properties style:width="18.796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8.796cm"/>
    </style:style>
    <style:style style:name="Table26.1" style:family="table-row">
      <style:table-row-properties style:min-row-height="0.998cm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cccccc" fo:padding="0cm" fo:border="none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4.695cm"/>
    </style:style>
    <style:style style:name="Table1.B" style:family="table-column">
      <style:table-column-properties style:column-width="4.697cm"/>
    </style:style>
    <style:style style:name="Table1.C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row-height="0.503cm" fo:background-color="transparent">
        <style:background-image/>
      </style:table-row-properties>
    </style:style>
    <style:style style:name="Table13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" style:family="table">
      <style:table-properties style:width="18.8cm" table:align="left" fo:background-color="transparent">
        <style:background-image/>
      </style:table-properties>
    </style:style>
    <style:style style:name="Table2.A" style:family="table-column">
      <style:table-column-properties style:column-width="2.596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1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1" style:family="table-row">
      <style:table-row-properties style:min-row-height="0.397cm"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cm" fo:border="0.5pt solid #000000"/>
    </style:style>
    <style:style style:name="Table2.A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131cm"/>
    </style:style>
    <style:style style:name="Table22" style:family="table">
      <style:table-properties style:width="18.803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8.803cm"/>
    </style:style>
    <style:style style:name="Table22.1" style:family="table-row">
      <style:table-row-properties style:row-height="0.503cm" fo:background-color="transparent" fo:keep-together="auto">
        <style:background-image/>
      </style:table-row-properties>
    </style:style>
    <style:style style:name="Table22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3" style:family="table">
      <style:table-properties style:width="18.785cm" fo:margin-left="0.018cm" table:align="left" fo:background-color="transparent">
        <style:background-image/>
      </style:table-properties>
    </style:style>
    <style:style style:name="Table23.A" style:family="table-column">
      <style:table-column-properties style:column-width="1.602cm"/>
    </style:style>
    <style:style style:name="Table23.B" style:family="table-column">
      <style:table-column-properties style:column-width="2.401cm"/>
    </style:style>
    <style:style style:name="Table23.C" style:family="table-column">
      <style:table-column-properties style:column-width="1.3cm"/>
    </style:style>
    <style:style style:name="Table23.J" style:family="table-column">
      <style:table-column-properties style:column-width="2.381cm"/>
    </style:style>
    <style:style style:name="Table23.1" style:family="table-row">
      <style:table-row-properties style:min-row-height="0.295cm" fo:background-color="transparent">
        <style:background-image/>
      </style:table-row-properties>
    </style:style>
    <style:style style:name="Table23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3.J1" style:family="table-cell">
      <style:table-cell-properties style:vertical-align="middle" fo:padding="0cm" fo:border="0.5pt solid #000000" style:writing-mode="page"/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3.3" style:family="table-row">
      <style:table-row-properties fo:background-color="transparent">
        <style:background-image/>
      </style:table-row-properties>
    </style:style>
    <style:style style:name="Table23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3.J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3.4" style:family="table-row">
      <style:table-row-properties fo:background-color="transparent">
        <style:background-image/>
      </style:table-row-properties>
    </style:style>
    <style:style style:name="Table23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8.8cm" table:align="left" fo:background-color="transparent">
        <style:background-image/>
      </style:table-properties>
    </style:style>
    <style:style style:name="Table24.A" style:family="table-column">
      <style:table-column-properties style:column-width="18.8cm"/>
    </style:style>
    <style:style style:name="Table24.1" style:family="table-row">
      <style:table-row-properties style:row-height="0.503cm" fo:background-color="transparent">
        <style:background-image/>
      </style:table-row-properties>
    </style:style>
    <style:style style:name="Table24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5" style:family="table">
      <style:table-properties style:width="18.8cm" table:align="left" fo:background-color="transparent">
        <style:background-image/>
      </style:table-properties>
    </style:style>
    <style:style style:name="Table25.A" style:family="table-column">
      <style:table-column-properties style:column-width="1.397cm"/>
    </style:style>
    <style:style style:name="Table25.B" style:family="table-column">
      <style:table-column-properties style:column-width="2.498cm"/>
    </style:style>
    <style:style style:name="Table25.C" style:family="table-column">
      <style:table-column-properties style:column-width="1.207cm"/>
    </style:style>
    <style:style style:name="Table25.D" style:family="table-column">
      <style:table-column-properties style:column-width="2.395cm"/>
    </style:style>
    <style:style style:name="Table25.E" style:family="table-column">
      <style:table-column-properties style:column-width="1.205cm"/>
    </style:style>
    <style:style style:name="Table25.F" style:family="table-column">
      <style:table-column-properties style:column-width="2.499cm"/>
    </style:style>
    <style:style style:name="Table25.H" style:family="table-column">
      <style:table-column-properties style:column-width="2.397cm"/>
    </style:style>
    <style:style style:name="Table25.I" style:family="table-column">
      <style:table-column-properties style:column-width="1.293cm"/>
    </style:style>
    <style:style style:name="Table25.J" style:family="table-column">
      <style:table-column-properties style:column-width="2.704cm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5.J1" style:family="table-cell">
      <style:table-cell-properties style:vertical-align="middle" fo:padding="0cm" fo:border="0.5pt solid #000000" style:writing-mode="page"/>
    </style:style>
    <style:style style:name="Table25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5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5.J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5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表格4" style:family="table">
      <style:table-properties style:width="18.821cm" fo:margin-top="0cm" fo:margin-bottom="0cm" table:align="left" fo:background-color="transparent" style:writing-mode="lr-tb">
        <style:background-image/>
      </style:table-properties>
    </style:style>
    <style:style style:name="表格4.A" style:family="table-column">
      <style:table-column-properties style:column-width="0.6cm"/>
    </style:style>
    <style:style style:name="表格4.B" style:family="table-column">
      <style:table-column-properties style:column-width="1.002cm"/>
    </style:style>
    <style:style style:name="表格4.C" style:family="table-column">
      <style:table-column-properties style:column-width="2.196cm"/>
    </style:style>
    <style:style style:name="表格4.D" style:family="table-column">
      <style:table-column-properties style:column-width="1.6cm"/>
    </style:style>
    <style:style style:name="表格4.E" style:family="table-column">
      <style:table-column-properties style:column-width="5.2cm"/>
    </style:style>
    <style:style style:name="表格4.G" style:family="table-column">
      <style:table-column-properties style:column-width="0.9cm"/>
    </style:style>
    <style:style style:name="表格4.H" style:family="table-column">
      <style:table-column-properties style:column-width="1.602cm"/>
    </style:style>
    <style:style style:name="表格4.J" style:family="table-column">
      <style:table-column-properties style:column-width="0.93cm"/>
    </style:style>
    <style:style style:name="表格4.K" style:family="table-column">
      <style:table-column-properties style:column-width="0.799cm"/>
    </style:style>
    <style:style style:name="表格4.L" style:family="table-column">
      <style:table-column-properties style:column-width="0.794cm"/>
    </style:style>
    <style:style style:name="表格4.1" style:family="table-row">
      <style:table-row-properties fo:background-color="transparent" fo:keep-together="auto">
        <style:background-image/>
      </style:table-row-properties>
    </style:style>
    <style:style style:name="表格4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表格4.L1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表格4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表格4.A3" style:family="table-cell">
      <style:table-cell-properties style:vertical-align="middle" fo:background-color="transparent" fo:padding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4.L3" style:family="table-cell">
      <style:table-cell-properties style:vertical-align="middle" fo:background-color="transparent" fo:padding="0.049cm" fo:border="0.5pt solid #000000" style:writing-mode="lr-tb">
        <style:background-image/>
      </style:table-cell-properties>
    </style:style>
    <style:style style:name="表格4.A4" style:family="table-cell">
      <style:table-cell-properties style:vertical-align="" fo:background-color="#ffffff" fo:padding="0.04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4.695cm"/>
    </style:style>
    <style:style style:name="Table4.C" style:family="table-column">
      <style:table-column-properties style:column-width="2.104cm"/>
    </style:style>
    <style:style style:name="Table4.D" style:family="table-column">
      <style:table-column-properties style:column-width="3.508cm"/>
    </style:style>
    <style:style style:name="Table4.E" style:family="table-column">
      <style:table-column-properties style:column-width="1.889cm"/>
    </style:style>
    <style:style style:name="Table4.F" style:family="table-column">
      <style:table-column-properties style:column-width="4.607cm"/>
    </style:style>
    <style:style style:name="Table4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49cm" fo:padding-right="0.049cm" fo:padding-top="0cm" fo:padding-bottom="0cm" fo:border-left="none" fo:border-right="none" fo:border-top="0.5pt solid #000000" fo:border-bottom="0.5pt solid #000000"/>
    </style:style>
    <style:style style:name="Table4.F1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row-height="0.503cm"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491cm"/>
    </style:style>
    <style:style style:name="Table5.B" style:family="table-column">
      <style:table-column-properties style:column-width="2.914cm"/>
    </style:style>
    <style:style style:name="Table5.C" style:family="table-column">
      <style:table-column-properties style:column-width="2.39cm"/>
    </style:style>
    <style:style style:name="Table5.D" style:family="table-column">
      <style:table-column-properties style:column-width="2.614cm"/>
    </style:style>
    <style:style style:name="Table5.E" style:family="table-column">
      <style:table-column-properties style:column-width="1.993cm"/>
    </style:style>
    <style:style style:name="Table5.F" style:family="table-column">
      <style:table-column-properties style:column-width="6.401cm"/>
    </style:style>
    <style:style style:name="Table5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5.F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5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5.F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8.8cm" table:align="left" fo:background-color="transparent">
        <style:background-image/>
      </style:table-properties>
    </style:style>
    <style:style style:name="Table16.A" style:family="table-column">
      <style:table-column-properties style:column-width="18.8cm"/>
    </style:style>
    <style:style style:name="Table16.1" style:family="table-row">
      <style:table-row-properties style:row-height="0.503cm" fo:background-color="transparent">
        <style:background-image/>
      </style:table-row-properties>
    </style:style>
    <style:style style:name="Table16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6" style:family="table">
      <style:table-properties style:width="18.803cm" table:align="left" fo:background-color="transparent">
        <style:background-image/>
      </style:table-properties>
    </style:style>
    <style:style style:name="Table6.A" style:family="table-column">
      <style:table-column-properties style:column-width="3.598cm"/>
    </style:style>
    <style:style style:name="Table6.B" style:family="table-column">
      <style:table-column-properties style:column-width="4.898cm"/>
    </style:style>
    <style:style style:name="Table6.C" style:family="table-column">
      <style:table-column-properties style:column-width="4.309cm"/>
    </style:style>
    <style:style style:name="Table6.D" style:family="table-column">
      <style:table-column-properties style:column-width="5.997cm"/>
    </style:style>
    <style:style style:name="Table6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6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6.D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6.3" style:family="table-row">
      <style:table-row-properties fo:background-color="transparent">
        <style:background-image/>
      </style:table-row-properties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row-height="0.503cm" fo:background-color="transparent">
        <style:background-image/>
      </style:table-row-properties>
    </style:style>
    <style:style style:name="Table19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3.089cm"/>
    </style:style>
    <style:style style:name="Table9.B" style:family="table-column">
      <style:table-column-properties style:column-width="6.922cm"/>
    </style:style>
    <style:style style:name="Table9.C" style:family="table-column">
      <style:table-column-properties style:column-width="2.291cm"/>
    </style:style>
    <style:style style:name="Table9.D" style:family="table-column">
      <style:table-column-properties style:column-width="6.502cm"/>
    </style:style>
    <style:style style:name="Table9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9.D1" style:family="table-cell">
      <style:table-cell-properties fo:padding-left="0.049cm" fo:padding-right="0.049cm" fo:padding-top="0cm" fo:padding-bottom="0cm" fo:border="0.5pt solid #000000"/>
    </style:style>
    <style:style style:name="Table20" style:family="table">
      <style:table-properties style:width="18.803cm" table:align="left" fo:background-color="transparent">
        <style:background-image/>
      </style:table-properties>
    </style:style>
    <style:style style:name="Table20.A" style:family="table-column">
      <style:table-column-properties style:column-width="18.803cm"/>
    </style:style>
    <style:style style:name="Table20.1" style:family="table-row">
      <style:table-row-properties style:row-height="0.503cm" fo:background-color="transparent">
        <style:background-image/>
      </style:table-row-properties>
    </style:style>
    <style:style style:name="Table20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10" style:family="table">
      <style:table-properties style:width="18.803cm" table:align="left"/>
    </style:style>
    <style:style style:name="Table10.A" style:family="table-column">
      <style:table-column-properties style:column-width="9.994cm"/>
    </style:style>
    <style:style style:name="Table10.B" style:family="table-column">
      <style:table-column-properties style:column-width="2.312cm"/>
    </style:style>
    <style:style style:name="Table10.C" style:family="table-column">
      <style:table-column-properties style:column-width="6.496cm"/>
    </style:style>
    <style:style style:name="Table10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10.C1" style:family="table-cell">
      <style:table-cell-properties fo:padding-left="0.049cm" fo:padding-right="0.049cm" fo:padding-top="0cm" fo:padding-bottom="0cm" fo:border="0.5pt solid #000000"/>
    </style:style>
    <style:style style:name="Table10.A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1" style:family="table">
      <style:table-properties style:width="18.803cm" table:align="left" fo:background-color="transparent">
        <style:background-image/>
      </style:table-properties>
    </style:style>
    <style:style style:name="Table21.A" style:family="table-column">
      <style:table-column-properties style:column-width="18.803cm"/>
    </style:style>
    <style:style style:name="Table21.1" style:family="table-row">
      <style:table-row-properties style:row-height="0.503cm" fo:background-color="transparent">
        <style:background-image/>
      </style:table-row-properties>
    </style:style>
    <style:style style:name="Table21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11" style:family="table">
      <style:table-properties style:width="18.803cm" table:align="left"/>
    </style:style>
    <style:style style:name="Table11.A" style:family="table-column">
      <style:table-column-properties style:column-width="18.803cm"/>
    </style:style>
    <style:style style:name="Table11.A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1.2" style:family="table-row">
      <style:table-row-properties style:min-row-height="0.109cm"/>
    </style:style>
    <style:style style:name="Table11.A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3.799cm" style:rel-column-width="13107*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1.B" style:family="table-column">
      <style:table-column-properties style:column-width="9.5cm" style:rel-column-width="32768*"/>
    </style:style>
    <style:style style:name="P1" style:family="paragraph" style:parent-style-name="Footer">
      <style:paragraph-properties fo:text-align="start" style:justify-single-word="false"/>
      <style:text-properties style:font-name="Times New Roman" fo:font-size="8pt" officeooo:paragraph-rsid="0162d60b" style:font-name-asian="微軟正黑體4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162d60b" style:font-name-asian="微軟正黑體4" style:font-size-asian="8pt" style:font-size-complex="8pt"/>
    </style:style>
    <style:style style:name="P3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162d60b" style:font-name-asian="微軟正黑體4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162d60b" style:font-name-asian="微軟正黑體4" style:font-size-asian="5.25pt" style:font-size-complex="6pt"/>
    </style:style>
    <style:style style:name="P5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162d60b" style:font-name-asian="微軟正黑體4" style:font-size-asian="5.25pt" style:font-size-complex="6pt"/>
    </style:style>
    <style:style style:name="P6" style:family="paragraph" style:parent-style-name="Footer">
      <style:paragraph-properties fo:text-align="end" style:justify-single-word="false"/>
      <style:text-properties style:font-name="微軟正黑體2" fo:font-size="8pt" officeooo:paragraph-rsid="0162d60b" style:font-name-asian="Heiti TC1" style:font-size-asian="8pt" style:font-size-complex="8pt"/>
    </style:style>
    <style:style style:name="P7" style:family="paragraph" style:parent-style-name="Table_20_Contents">
      <style:text-properties style:font-name="微軟正黑體2" fo:font-size="8pt" style:font-name-asian="微軟正黑體2" style:font-size-asian="8pt" style:font-size-complex="8pt"/>
    </style:style>
    <style:style style:name="P8" style:family="paragraph" style:parent-style-name="Table_20_Contents">
      <style:text-properties style:font-name="微軟正黑體2" fo:font-size="8pt" officeooo:rsid="00074561" officeooo:paragraph-rsid="00074561" style:font-name-asian="微軟正黑體2" style:font-size-asian="8pt" style:font-size-complex="8pt"/>
    </style:style>
    <style:style style:name="P9" style:family="paragraph" style:parent-style-name="Table_20_Contents">
      <style:text-properties style:font-name="微軟正黑體2" fo:font-size="8pt" officeooo:paragraph-rsid="00074561" style:font-name-asian="微軟正黑體2" style:font-size-asian="8pt" style:font-size-complex="8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微軟正黑體2" fo:font-size="8pt" style:font-name-asian="微軟正黑體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微軟正黑體2" fo:font-size="8pt" style:font-name-asian="微軟正黑體2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微軟正黑體2" fo:font-size="8pt" style:font-name-asian="微軟正黑體2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微軟正黑體2" fo:font-size="8pt" officeooo:paragraph-rsid="010621f8" style:font-name-asian="微軟正黑體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微軟正黑體2" fo:font-size="8pt" officeooo:paragraph-rsid="0107d5f6" style:font-name-asian="微軟正黑體2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微軟正黑體2" fo:font-size="8pt" officeooo:paragraph-rsid="0134edc3" style:font-name-asian="微軟正黑體2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微軟正黑體2" fo:font-size="8pt" officeooo:rsid="004fad47" officeooo:paragraph-rsid="010621f8" style:font-name-asian="微軟正黑體2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微軟正黑體2" fo:font-size="8pt" officeooo:rsid="00485296" style:font-name-asian="微軟正黑體2" style:font-size-asian="8pt" style:font-size-complex="8pt"/>
    </style:style>
    <style:style style:name="P18" style:family="paragraph" style:parent-style-name="Table_20_Contents">
      <style:paragraph-properties style:line-spacing="0cm" fo:text-align="center" style:justify-single-word="false"/>
      <style:text-properties style:font-name="微軟正黑體2" fo:font-size="8pt" officeooo:rsid="00c98332" officeooo:paragraph-rsid="00c98332" style:font-name-asian="微軟正黑體2" style:font-size-asian="8pt" style:font-size-complex="8pt"/>
    </style:style>
    <style:style style:name="P19" style:family="paragraph" style:parent-style-name="Table_20_Contents">
      <style:paragraph-properties style:line-spacing="0cm" fo:text-align="center" style:justify-single-word="false"/>
      <style:text-properties style:font-name="微軟正黑體2" fo:font-size="8pt" officeooo:rsid="00ca9868" officeooo:paragraph-rsid="00ca9868" style:font-name-asian="微軟正黑體2" style:font-size-asian="8pt" style:font-size-complex="8pt"/>
    </style:style>
    <style:style style:name="P20" style:family="paragraph" style:parent-style-name="Table_20_Contents">
      <style:paragraph-properties style:line-spacing="0cm" fo:text-align="center" style:justify-single-word="false"/>
      <style:text-properties style:font-name="微軟正黑體2" fo:font-size="8pt" officeooo:rsid="00ccf6c6" officeooo:paragraph-rsid="00ccf6c6" style:font-name-asian="微軟正黑體2" style:font-size-asian="8pt" style:font-size-complex="8pt"/>
    </style:style>
    <style:style style:name="P21" style:family="paragraph" style:parent-style-name="Table_20_Contents">
      <style:paragraph-properties style:line-spacing="0cm"/>
      <style:text-properties style:font-name="微軟正黑體2" fo:font-size="8pt" style:font-name-asian="微軟正黑體2" style:font-size-asian="8pt" style:font-size-complex="8pt"/>
    </style:style>
    <style:style style:name="P22" style:family="paragraph" style:parent-style-name="Table_20_Contents">
      <style:paragraph-properties style:line-spacing="0cm" fo:text-align="end" style:justify-single-word="false"/>
      <style:text-properties style:font-name="微軟正黑體2" fo:font-size="8pt" style:font-name-asian="微軟正黑體2" style:font-size-asian="8pt" style:font-size-complex="8pt"/>
    </style:style>
    <style:style style:name="P23" style:family="paragraph" style:parent-style-name="Table_20_Contents">
      <style:paragraph-properties style:line-spacing="0cm" fo:text-align="center" style:justify-single-word="false"/>
      <style:text-properties style:font-name="微軟正黑體2" fo:font-size="8pt" style:font-name-asian="微軟正黑體2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微軟正黑體2" fo:font-size="8pt" officeooo:rsid="00df1418" officeooo:paragraph-rsid="00df1418" style:font-name-asian="微軟正黑體2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微軟正黑體2" fo:font-size="8pt" officeooo:rsid="005c5062" style:font-name-asian="微軟正黑體2" style:font-size-asian="8pt" style:font-size-complex="8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微軟正黑體2" fo:font-size="8pt" officeooo:rsid="000d9f1a" officeooo:paragraph-rsid="000d9f1a" style:font-name-asian="微軟正黑體2" style:font-size-asian="8pt" style:font-size-complex="8pt"/>
    </style:style>
    <style:style style:name="P27" style:family="paragraph" style:parent-style-name="Table_20_Contents">
      <style:paragraph-properties fo:line-height="100%" fo:text-align="end" style:justify-single-word="false"/>
      <style:text-properties style:font-name="微軟正黑體2" fo:font-size="8pt" officeooo:paragraph-rsid="010a9430" style:font-name-asian="微軟正黑體2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微軟正黑體2" fo:font-size="8pt" officeooo:rsid="00114aae" officeooo:paragraph-rsid="015a6769" style:font-name-asian="微軟正黑體2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微軟正黑體2" fo:font-size="8pt" officeooo:rsid="00114aae" officeooo:paragraph-rsid="015dcc3b" style:font-name-asian="微軟正黑體2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微軟正黑體2" fo:font-size="8pt" officeooo:rsid="00125db8" officeooo:paragraph-rsid="015a6769" style:font-name-asian="微軟正黑體2" style:font-size-asian="8pt" style:font-size-complex="8pt"/>
    </style:style>
    <style:style style:name="P31" style:family="paragraph" style:parent-style-name="Table_20_Contents">
      <style:text-properties style:font-name="微軟正黑體2" fo:font-size="8pt" officeooo:rsid="001458bb" officeooo:paragraph-rsid="001458bb" style:font-name-asian="微軟正黑體2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 style:vertical-align="middle"/>
      <style:text-properties style:font-name="微軟正黑體2" fo:font-size="8pt" officeooo:rsid="001458bb" officeooo:paragraph-rsid="001458bb" style:font-name-asian="微軟正黑體2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微軟正黑體2" fo:font-size="8pt" style:font-name-asian="微軟正黑體2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微軟正黑體2" fo:font-size="8pt" officeooo:paragraph-rsid="0159c02f" style:font-name-asian="微軟正黑體2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微軟正黑體2" fo:font-size="8pt" officeooo:paragraph-rsid="015a6769" style:font-name-asian="微軟正黑體2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微軟正黑體2" fo:font-size="8pt" officeooo:rsid="00619de5" style:font-name-asian="微軟正黑體2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微軟正黑體2" fo:font-size="8pt" officeooo:rsid="0061f6ba" style:font-name-asian="微軟正黑體2" style:font-size-asian="8pt" style:font-size-complex="8pt"/>
    </style:style>
    <style:style style:name="P38" style:family="paragraph" style:parent-style-name="Table_20_Contents">
      <style:text-properties style:font-name="微軟正黑體2" fo:font-size="8pt" officeooo:paragraph-rsid="014f1609" style:font-name-asian="微軟正黑體2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微軟正黑體2" fo:font-size="8pt" officeooo:rsid="00687b8d" officeooo:paragraph-rsid="015a6769" style:font-name-asian="微軟正黑體2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微軟正黑體2" fo:font-size="8pt" officeooo:rsid="0063a75f" officeooo:paragraph-rsid="015dcc3b" style:font-name-asian="微軟正黑體2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微軟正黑體2" fo:font-size="8pt" officeooo:rsid="0069ab83" officeooo:paragraph-rsid="015dcc3b" style:font-name-asian="微軟正黑體2" style:font-size-asian="8pt" style:font-size-complex="8pt"/>
    </style:style>
    <style:style style:name="P42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2" fo:font-size="8pt" officeooo:rsid="00fa7e07" officeooo:paragraph-rsid="00fa7e07" style:font-name-asian="微軟正黑體2" style:font-size-asian="8pt" style:font-size-complex="8pt"/>
    </style:style>
    <style:style style:name="P43" style:family="paragraph" style:parent-style-name="Table_20_Contents">
      <style:paragraph-properties fo:margin-left="0cm" fo:margin-right="0cm" style:line-spacing="0cm" fo:text-align="center" style:justify-single-word="false" fo:text-indent="0cm" style:auto-text-indent="false"/>
      <style:text-properties style:font-name="微軟正黑體2" fo:font-size="8pt" fo:font-weight="normal" style:font-name-asian="微軟正黑體2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style:line-spacing="0cm" fo:text-align="center" style:justify-single-word="false"/>
      <style:text-properties style:font-name="微軟正黑體2" fo:font-size="8pt" fo:font-weight="normal" officeooo:rsid="00c98332" officeooo:paragraph-rsid="00c98332" style:font-name-asian="微軟正黑體2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微軟正黑體2" fo:font-size="8pt" style:text-underline-style="none" fo:font-weight="normal" officeooo:rsid="005c5062" style:font-name-asian="微軟正黑體2" style:font-size-asian="8pt" style:language-asian="zh" style:country-asian="TW" style:font-style-asian="normal" style:font-weight-asian="normal" style:font-size-complex="8pt" style:font-weight-complex="normal"/>
    </style:style>
    <style:style style:name="P4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name="微軟正黑體2" fo:font-size="10pt" style:font-name-asian="微軟正黑體2" style:font-size-asian="10pt" style:font-size-complex="10pt"/>
    </style:style>
    <style:style style:name="P4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name="微軟正黑體2" fo:font-size="10pt" fo:background-color="transparent" style:font-name-asian="微軟正黑體2" style:font-size-asian="10pt" style:font-size-complex="10pt"/>
    </style:style>
    <style:style style:name="P48" style:family="paragraph" style:parent-style-name="Table_20_Contents">
      <loext:graphic-properties draw:fill="none" draw:fill-gradient-name="gradient" draw:fill-hatch-name="hatch"/>
      <style:paragraph-properties fo:margin-top="0cm" fo:margin-bottom="0cm" style:contextual-spacing="false" fo:background-color="transparent"/>
      <style:text-properties style:font-name="微軟正黑體2" fo:font-size="10pt" fo:background-color="transparent" style:font-name-asian="微軟正黑體2" style:font-size-asian="10pt" style:font-size-complex="10pt"/>
    </style:style>
    <style:style style:name="P49" style:family="paragraph" style:parent-style-name="Table_20_Contents" style:master-page-name="">
      <loext:graphic-properties draw:fill="solid" draw:fill-color="#cccccc" draw:fill-gradient-name="gradient" draw:fill-hatch-name="hatch"/>
      <style:paragraph-properties fo:margin-left="0cm" fo:margin-right="0.199cm" fo:margin-top="0cm" fo:margin-bottom="0cm" style:contextual-spacing="false" fo:line-height="100%" fo:text-indent="0cm" style:auto-text-indent="false" style:page-number="auto" fo:background-color="#cccccc" text:number-lines="false" text:line-number="0" style:vertical-align="middle"/>
      <style:text-properties style:font-name="微軟正黑體2" fo:font-size="10pt" officeooo:rsid="00e63ce4" officeooo:paragraph-rsid="0145d1f9" fo:background-color="transparent" style:font-name-asian="微軟正黑體2" style:font-size-asian="10pt" style:font-size-complex="10pt"/>
    </style:style>
    <style:style style:name="P50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2" fo:font-size="6pt" officeooo:rsid="00e63ce4" style:font-name-asian="微軟正黑體2" style:font-size-asian="6pt" style:font-size-complex="6pt"/>
    </style:style>
    <style:style style:name="P51" style:family="paragraph" style:parent-style-name="Standard">
      <loext:graphic-properties draw:fill-gradient-name="gradient" draw:fill-hatch-name="hatch"/>
      <style:paragraph-properties fo:line-height="0.049cm"/>
      <style:text-properties style:font-name="微軟正黑體2" fo:font-size="6pt" officeooo:rsid="00e63ce4" officeooo:paragraph-rsid="0145d1f9" style:font-name-asian="微軟正黑體2" style:font-size-asian="6pt" style:font-size-complex="6pt"/>
    </style:style>
    <style:style style:name="P52" style:family="paragraph" style:parent-style-name="Standard">
      <loext:graphic-properties draw:fill-gradient-name="gradient" draw:fill-hatch-name="hatch"/>
      <style:paragraph-properties fo:line-height="0.049cm" fo:break-before="auto" fo:break-after="auto"/>
      <style:text-properties style:font-name="微軟正黑體2" fo:font-size="6pt" officeooo:rsid="00e63ce4" officeooo:paragraph-rsid="0145d1f9" style:font-name-asian="微軟正黑體2" style:font-size-asian="6pt" style:font-size-complex="6pt"/>
    </style:style>
    <style:style style:name="P53" style:family="paragraph" style:parent-style-name="Standard">
      <style:text-properties style:font-name="微軟正黑體2" fo:font-size="6pt" officeooo:rsid="00e63ce4" style:font-name-asian="微軟正黑體2" style:font-size-asian="6pt" style:font-size-complex="6pt"/>
    </style:style>
    <style:style style:name="P54" style:family="paragraph" style:parent-style-name="Standard">
      <style:text-properties style:font-name="微軟正黑體2" fo:font-size="6pt" officeooo:rsid="008667ab" officeooo:paragraph-rsid="006eb1ca" style:font-name-asian="微軟正黑體2" style:font-size-asian="6pt" style:font-size-complex="6pt"/>
    </style:style>
    <style:style style:name="P55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2" fo:font-size="6.84999990463257pt" officeooo:rsid="00ed2372" officeooo:paragraph-rsid="00094595" style:font-name-asian="微軟正黑體2" style:font-size-asian="6pt" style:font-size-complex="6.84999990463257pt"/>
    </style:style>
    <style:style style:name="P56" style:family="paragraph" style:parent-style-name="Standard">
      <style:text-properties officeooo:paragraph-rsid="006eb1ca"/>
    </style:style>
    <style:style style:name="P57" style:family="paragraph" style:parent-style-name="Table_20_Contents">
      <style:paragraph-properties style:line-spacing="0cm"/>
    </style:style>
    <style:style style:name="P58" style:family="paragraph" style:parent-style-name="Standard">
      <style:paragraph-properties style:line-spacing="0cm"/>
    </style:style>
    <style:style style:name="P59" style:family="paragraph" style:parent-style-name="Standard">
      <style:paragraph-properties fo:margin-left="0cm" fo:margin-right="0cm" fo:margin-top="0cm" fo:margin-bottom="0cm" style:contextual-spacing="false" style:line-spacing="0cm" fo:text-align="start" style:justify-single-word="false" fo:text-indent="0cm" style:auto-text-indent="false"/>
      <style:text-properties officeooo:paragraph-rsid="011302e1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微軟正黑體2" fo:font-size="20pt" fo:font-style="normal" fo:text-shadow="none" style:text-underline-style="none" fo:font-weight="normal" fo:background-color="transparent" style:font-name-asian="微軟正黑體2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61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text-position="0% 100%" style:font-name="微軟正黑體2" fo:font-size="6.84999990463257pt" fo:font-style="normal" fo:text-shadow="none" style:text-underline-style="none" fo:font-weight="bold" officeooo:rsid="00fc4f29" officeooo:paragraph-rsid="011302e1" fo:background-color="#ffffff" style:font-name-asian="微軟正黑體2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9c6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5d1f9" style:font-name-asian="Heiti T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45d1f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65d727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65d727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543360" officeooo:paragraph-rsid="0149c6e8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543360" officeooo:paragraph-rsid="0165d9d1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543360" officeooo:paragraph-rsid="0165d9d1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45d1f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45d1f9" style:font-name-asian="微軟正黑體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text-properties fo:color="#000000" loext:opacity="100%" style:font-name="微軟正黑體2" fo:font-size="8pt" officeooo:rsid="00074561" officeooo:paragraph-rsid="00074561" style:font-name-asian="微軟正黑體2" style:font-size-asian="8pt" style:font-size-complex="8pt"/>
    </style:style>
    <style:style style:name="P73" style:family="paragraph" style:parent-style-name="Table_20_Contents">
      <style:text-properties fo:color="#000000" loext:opacity="100%" style:font-name="微軟正黑體2" fo:font-size="8pt" style:font-name-asian="微軟正黑體2" style:font-size-asian="8pt" style:font-size-complex="8pt"/>
    </style:style>
    <style:style style:name="P74" style:family="paragraph" style:parent-style-name="Table_20_Contents">
      <style:text-properties fo:color="#000000" loext:opacity="100%" style:font-name="微軟正黑體2" fo:font-size="8pt" officeooo:paragraph-rsid="00074561" style:font-name-asian="微軟正黑體2" style:font-size-asian="8pt" style:font-size-complex="8pt"/>
    </style:style>
    <style:style style:name="P75" style:family="paragraph" style:parent-style-name="Table_20_Contents">
      <style:text-properties fo:color="#000000" loext:opacity="100%" style:font-name="微軟正黑體2" fo:font-size="8pt" officeooo:paragraph-rsid="015a6769" style:font-name-asian="微軟正黑體2" style:font-size-asian="8pt" style:font-size-complex="8pt"/>
    </style:style>
    <style:style style:name="P76" style:family="paragraph" style:parent-style-name="Table_20_Contents">
      <style:text-properties fo:color="#000000" loext:opacity="100%" style:font-name="微軟正黑體2" fo:font-size="8pt" officeooo:paragraph-rsid="0174761c" style:font-name-asian="微軟正黑體2" style:font-size-asian="8pt" style:font-size-complex="8pt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" fo:font-size="8pt" fo:font-weight="normal" style:letter-kerning="false" style:font-name-asian="微軟正黑體3" style:font-size-asian="8pt" style:font-weight-asian="normal" style:font-name-complex="新細明體1" style:font-size-complex="8pt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" fo:font-size="8pt" fo:font-weight="normal" officeooo:paragraph-rsid="0165d727" style:letter-kerning="false" style:font-name-asian="微軟正黑體3" style:font-size-asian="8pt" style:font-weight-asian="normal" style:font-name-complex="新細明體1" style:font-size-complex="8pt" style:font-weight-complex="normal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" fo:font-size="8pt" fo:font-weight="normal" officeooo:paragraph-rsid="0165d9d1" style:letter-kerning="false" style:font-name-asian="微軟正黑體3" style:font-size-asian="8pt" style:font-weight-asian="normal" style:font-name-complex="新細明體1" style:font-size-complex="8pt" style:font-weight-complex="normal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" fo:font-size="8pt" fo:font-weight="normal" officeooo:paragraph-rsid="0165d727" style:font-name-asian="微軟正黑體3" style:font-size-asian="8pt" style:font-weight-asian="normal" style:font-size-complex="8pt" style:font-weight-complex="normal"/>
    </style:style>
    <style:style style:name="P81" style:family="paragraph" style:parent-style-name="Standard">
      <style:text-properties style:text-position="super 58%" style:font-name="微軟正黑體2" fo:font-size="6.84999990463257pt" officeooo:paragraph-rsid="000839e8" style:font-name-asian="微軟正黑體2" style:font-size-asian="6pt" style:font-size-complex="6.84999990463257pt"/>
    </style:style>
    <style:style style:name="P82" style:family="paragraph" style:parent-style-name="Standard">
      <loext:graphic-properties draw:fill-hatch-name="hatch"/>
      <style:paragraph-properties fo:line-height="0.049cm" fo:break-before="auto" fo:break-after="auto"/>
      <style:text-properties style:text-position="super 58%" style:font-name="微軟正黑體2" fo:font-size="6.84999990463257pt" officeooo:paragraph-rsid="0115db35" style:font-name-asian="微軟正黑體2" style:font-size-asian="6pt" style:font-size-complex="6.84999990463257pt"/>
    </style:style>
    <style:style style:name="P83" style:family="paragraph" style:parent-style-name="Standard">
      <style:text-properties style:text-position="sub 58%" style:font-name="微軟正黑體2" fo:font-size="8pt" officeooo:paragraph-rsid="001458bb" fo:background-color="#97bdfc" style:font-name-asian="微軟正黑體2" style:font-size-asian="7pt" style:font-size-complex="8pt"/>
    </style:style>
    <style:style style:name="P84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2" fo:font-size="6.84999990463257pt" officeooo:paragraph-rsid="00125db8" fo:background-color="#97bdfc" style:font-name-asian="微軟正黑體2" style:font-size-asian="6pt" style:font-size-complex="6.84999990463257pt"/>
    </style:style>
    <style:style style:name="P85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2" fo:font-size="6.84999990463257pt" officeooo:paragraph-rsid="001458bb" fo:background-color="#97bdfc" style:font-name-asian="微軟正黑體2" style:font-size-asian="6pt" style:font-size-complex="6.84999990463257pt"/>
    </style:style>
    <style:style style:name="P86" style:family="paragraph" style:parent-style-name="Standard">
      <loext:graphic-properties draw:fill-hatch-name="hatch"/>
      <style:paragraph-properties fo:line-height="0.141cm"/>
      <style:text-properties style:text-position="sub 58%" style:font-name="微軟正黑體2" fo:font-size="6.84999990463257pt" officeooo:rsid="006f0351" officeooo:paragraph-rsid="000f9240" fo:background-color="#97bdfc" style:font-name-asian="微軟正黑體2" style:font-size-asian="6pt" style:font-size-complex="6.84999990463257pt"/>
    </style:style>
    <style:style style:name="P87" style:family="paragraph" style:parent-style-name="Standard">
      <style:text-properties style:text-position="0% 100%" style:font-name="微軟正黑體2" fo:font-size="8pt" officeooo:paragraph-rsid="00148b5e" fo:background-color="transparent" style:font-name-asian="微軟正黑體2" style:font-size-asian="8pt" style:font-size-complex="8pt"/>
    </style:style>
    <style:style style:name="P88" style:family="paragraph" style:parent-style-name="Standard">
      <style:text-properties style:text-position="0% 100%" style:font-name="微軟正黑體2" fo:font-size="8pt" officeooo:rsid="00148b5e" officeooo:paragraph-rsid="00148b5e" fo:background-color="transparent" style:font-name-asian="微軟正黑體2" style:font-size-asian="8pt" style:font-size-complex="8pt"/>
    </style:style>
    <style:style style:name="P89" style:family="paragraph" style:parent-style-name="Standard">
      <loext:graphic-properties draw:fill-gradient-name="gradient" draw:fill-hatch-name="hatch"/>
      <style:paragraph-properties fo:line-height="0.318cm"/>
      <style:text-properties style:text-position="0% 100%" style:font-name="微軟正黑體2" fo:font-size="8pt" officeooo:rsid="00148b5e" officeooo:paragraph-rsid="01632cff" fo:background-color="transparent" style:font-name-asian="微軟正黑體2" style:font-size-asian="8pt" style:font-size-complex="8pt"/>
    </style:style>
    <style:style style:name="P90" style:family="paragraph" style:parent-style-name="Standard">
      <style:text-properties style:text-position="0% 100%" style:font-name="微軟正黑體2" fo:font-size="8pt" officeooo:rsid="0015d2ff" officeooo:paragraph-rsid="0015d2ff" fo:background-color="transparent" style:font-name-asian="微軟正黑體2" style:font-size-asian="8pt" style:font-size-complex="8pt"/>
    </style:style>
    <style:style style:name="P91" style:family="paragraph" style:parent-style-name="Standard">
      <style:text-properties style:text-position="0% 100%" style:font-name="微軟正黑體2" fo:font-size="8pt" officeooo:rsid="0015d2ff" officeooo:paragraph-rsid="00148b5e" fo:background-color="transparent" style:font-name-asian="微軟正黑體2" style:font-size-asian="8pt" style:font-size-complex="8pt"/>
    </style:style>
    <style:style style:name="P92" style:family="paragraph" style:parent-style-name="Standard">
      <style:text-properties style:text-position="0% 100%" style:font-name="微軟正黑體2" fo:font-size="8pt" officeooo:rsid="0141c6e6" officeooo:paragraph-rsid="0141c6e6" fo:background-color="transparent" style:font-name-asian="微軟正黑體2" style:font-size-asian="8pt" style:font-size-complex="8pt"/>
    </style:style>
    <style:style style:name="P93" style:family="paragraph" style:parent-style-name="Standard">
      <style:text-properties style:text-position="0% 100%" style:font-name="微軟正黑體2" fo:font-size="8pt" officeooo:rsid="00148b5e" officeooo:paragraph-rsid="00148b5e" style:font-name-asian="微軟正黑體2" style:font-size-asian="8pt" style:font-size-complex="8pt"/>
    </style:style>
    <style:style style:name="P94" style:family="paragraph" style:parent-style-name="Standard">
      <style:text-properties style:text-position="0% 100%" style:font-name="微軟正黑體2" fo:font-size="9pt" officeooo:paragraph-rsid="00148b5e" fo:background-color="transparent" style:font-name-asian="微軟正黑體2" style:font-size-asian="9pt" style:font-size-complex="9pt"/>
    </style:style>
    <style:style style:name="P95" style:family="paragraph" style:parent-style-name="Standard">
      <style:paragraph-properties fo:text-align="center" style:justify-single-word="false"/>
      <style:text-properties style:text-position="0% 100%" style:font-name="微軟正黑體2" fo:font-size="9pt" officeooo:paragraph-rsid="001458bb" fo:background-color="transparent" style:font-name-asian="微軟正黑體2" style:font-size-asian="9pt" style:font-size-complex="9pt"/>
    </style:style>
    <style:style style:name="P96" style:family="paragraph" style:parent-style-name="Standard">
      <style:text-properties style:text-position="0% 100%" style:font-name="微軟正黑體2" fo:font-size="9pt" officeooo:rsid="00148b5e" officeooo:paragraph-rsid="0118eb9f" fo:background-color="transparent" style:font-name-asian="微軟正黑體2" style:font-size-asian="9pt" style:font-size-complex="9pt"/>
    </style:style>
    <style:style style:name="P97" style:family="paragraph" style:parent-style-name="Standard">
      <style:paragraph-properties fo:text-align="start" style:justify-single-word="false"/>
      <style:text-properties style:text-position="0% 100%" style:font-name="微軟正黑體2" fo:font-size="9pt" officeooo:rsid="00148b5e" officeooo:paragraph-rsid="0118eb9f" fo:background-color="transparent" style:font-name-asian="微軟正黑體2" style:font-size-asian="9pt" style:font-size-complex="9pt"/>
    </style:style>
    <style:style style:name="P98" style:family="paragraph" style:parent-style-name="Standard">
      <loext:graphic-properties draw:fill-hatch-name="hatch"/>
      <style:paragraph-properties fo:line-height="0.049cm"/>
      <style:text-properties style:text-position="0% 100%" style:font-name="微軟正黑體2" fo:font-size="9pt" officeooo:paragraph-rsid="001458bb" fo:background-color="transparent" style:font-name-asian="微軟正黑體2" style:font-size-asian="9pt" style:font-size-complex="9pt"/>
    </style:style>
    <style:style style:name="P99" style:family="paragraph" style:parent-style-name="Standard">
      <loext:graphic-properties draw:fill-hatch-name="hatch"/>
      <style:paragraph-properties fo:line-height="0.049cm"/>
      <style:text-properties style:text-position="0% 100%" style:font-name="微軟正黑體2" fo:font-size="9pt" officeooo:paragraph-rsid="014b3c88" fo:background-color="transparent" style:font-name-asian="微軟正黑體2" style:font-size-asian="9pt" style:font-size-complex="9pt"/>
    </style:style>
    <style:style style:name="P100" style:family="paragraph" style:parent-style-name="Standard">
      <style:paragraph-properties fo:line-height="100%"/>
      <style:text-properties officeooo:paragraph-rsid="00094595"/>
    </style:style>
    <style:style style:name="P101" style:family="paragraph" style:parent-style-name="Standard">
      <loext:graphic-properties draw:fill-gradient-name="gradient" draw:fill-hatch-name="hatch"/>
      <style:paragraph-properties fo:line-height="100%"/>
    </style:style>
    <style:style style:name="P102" style:family="paragraph" style:parent-style-name="Standard">
      <style:text-properties officeooo:paragraph-rsid="014b3c88"/>
    </style:style>
    <style:style style:name="P103" style:family="paragraph" style:parent-style-name="Standard">
      <style:text-properties fo:font-size="8pt" style:font-size-asian="8pt" style:font-size-complex="8pt"/>
    </style:style>
    <style:style style:name="P10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06" style:family="paragraph" style:parent-style-name="Standard">
      <loext:graphic-properties draw:fill-hatch-name="hatch"/>
      <style:paragraph-properties fo:line-height="0.141cm"/>
      <style:text-properties style:text-position="sub 58%" style:font-name="微軟正黑體2" fo:font-size="6.84999990463257pt" officeooo:rsid="01600252" officeooo:paragraph-rsid="000f9240" fo:background-color="#97bdfc" style:font-name-asian="微軟正黑體2" style:font-size-asian="6pt" style:font-size-complex="6.84999990463257pt"/>
    </style:style>
    <style:style style:name="T1" style:family="text">
      <style:text-properties officeooo:rsid="00967b93"/>
    </style:style>
    <style:style style:name="T2" style:family="text">
      <style:text-properties officeooo:rsid="016dd0ba"/>
    </style:style>
    <style:style style:name="T3" style:family="text">
      <style:text-properties officeooo:rsid="00cc53ca"/>
    </style:style>
    <style:style style:name="T4" style:family="text">
      <style:text-properties officeooo:rsid="0162f0e9"/>
    </style:style>
    <style:style style:name="T5" style:family="text">
      <style:text-properties style:font-name="Times New Roman" officeooo:rsid="00a19d58" style:font-name-asian="微軟正黑體4"/>
    </style:style>
    <style:style style:name="T6" style:family="text">
      <style:text-properties style:font-name="Times New Roman" officeooo:rsid="00cc62eb" style:font-name-asian="微軟正黑體4"/>
    </style:style>
    <style:style style:name="T7" style:family="text">
      <style:text-properties style:font-name="Times New Roman" officeooo:rsid="016dd0ba" style:font-name-asian="微軟正黑體4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微軟正黑體2" fo:font-size="6pt" fo:font-style="normal" fo:text-shadow="none" style:text-underline-style="none" fo:font-weight="bold" officeooo:rsid="00fc4f29" fo:background-color="#ffffff" loext:char-shading-value="0" style:font-name-asian="微軟正黑體2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super 58%" style:font-name="微軟正黑體2" fo:font-size="6.84999990463257pt" fo:font-style="normal" fo:text-shadow="none" style:text-underline-style="none" fo:font-weight="bold" officeooo:rsid="00fc4f29" fo:background-color="#ffffff" loext:char-shading-value="0" style:font-name-asian="微軟正黑體2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officeooo:rsid="000839e8"/>
    </style:style>
    <style:style style:name="T12" style:family="text">
      <style:text-properties fo:color="#000000" loext:opacity="100%" style:font-name="微軟正黑體" fo:font-size="8pt" fo:font-weight="normal" style:letter-kerning="false" style:font-name-asian="微軟正黑體3" style:font-size-asian="8pt" style:font-weight-asian="normal" style:font-name-complex="新細明體1" style:font-size-complex="8pt" style:font-weight-complex="normal"/>
    </style:style>
    <style:style style:name="T13" style:family="text">
      <style:text-properties fo:color="#000000" loext:opacity="100%" style:font-name="Liberation Serif" fo:font-size="8pt" fo:font-weight="normal" style:letter-kerning="false" style:font-size-asian="8pt" style:font-weight-asian="normal" style:font-name-complex="Liberation Serif1" style:font-size-complex="8pt" style:font-weight-complex="normal"/>
    </style:style>
    <style:style style:name="T14" style:family="text">
      <style:text-properties fo:color="#000000" loext:opacity="100%" style:font-name="標楷體" style:font-name-asian="標楷體1" style:font-weight-complex="bold"/>
    </style:style>
    <style:style style:name="T15" style:family="text">
      <style:text-properties fo:color="#000000" loext:opacity="100%" style:font-name="標楷體" style:text-underline-style="none" style:font-name-asian="標楷體1" style:font-weight-complex="bold"/>
    </style:style>
    <style:style style:name="T16" style:family="text">
      <style:text-properties officeooo:rsid="00074561"/>
    </style:style>
    <style:style style:name="T17" style:family="text">
      <style:text-properties officeooo:rsid="00421b5a"/>
    </style:style>
    <style:style style:name="T18" style:family="text">
      <style:text-properties officeooo:rsid="0040f0a8"/>
    </style:style>
    <style:style style:name="T19" style:family="text">
      <style:text-properties officeooo:rsid="009a712c"/>
    </style:style>
    <style:style style:name="T20" style:family="text">
      <style:text-properties officeooo:rsid="005a2854"/>
    </style:style>
    <style:style style:name="T21" style:family="text">
      <style:text-properties officeooo:rsid="005884ac"/>
    </style:style>
    <style:style style:name="T22" style:family="text">
      <style:text-properties officeooo:rsid="00596ae3"/>
    </style:style>
    <style:style style:name="T23" style:family="text">
      <style:text-properties officeooo:rsid="00125db8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5d2ff" fo:background-color="transparent" loext:char-shading-value="0"/>
    </style:style>
    <style:style style:name="T26" style:family="text">
      <style:text-properties style:font-name="微軟正黑體2" fo:font-size="6pt" officeooo:rsid="00e63ce4" style:font-name-asian="微軟正黑體2" style:font-size-asian="6pt" style:font-size-complex="6pt"/>
    </style:style>
    <style:style style:name="T27" style:family="text">
      <style:text-properties style:font-name="微軟正黑體2" fo:font-size="6pt" officeooo:rsid="00e03643" style:font-name-asian="微軟正黑體2" style:font-size-asian="6pt" style:font-size-complex="6pt"/>
    </style:style>
    <style:style style:name="T28" style:family="text">
      <style:text-properties style:font-name="微軟正黑體2" fo:font-size="6pt" officeooo:rsid="00ed2372" style:font-name-asian="微軟正黑體2" style:font-size-asian="6pt" style:font-size-complex="6pt"/>
    </style:style>
    <style:style style:name="T29" style:family="text">
      <style:text-properties style:font-name="微軟正黑體2" fo:font-size="8pt" officeooo:rsid="00aa0ac1" style:font-name-asian="微軟正黑體2" style:font-size-asian="8pt" style:font-size-complex="8pt"/>
    </style:style>
    <style:style style:name="T30" style:family="text">
      <style:text-properties style:font-name="微軟正黑體2" fo:font-size="8pt" officeooo:rsid="00427728" style:font-name-asian="微軟正黑體2" style:font-size-asian="8pt" style:font-size-complex="8pt"/>
    </style:style>
    <style:style style:name="T31" style:family="text">
      <style:text-properties style:font-name="微軟正黑體2" fo:font-size="8pt" officeooo:rsid="00d3d546" style:font-name-asian="微軟正黑體2" style:font-size-asian="8pt" style:font-size-complex="8pt"/>
    </style:style>
    <style:style style:name="T32" style:family="text">
      <style:text-properties style:font-name="微軟正黑體2" fo:font-size="8pt" officeooo:rsid="00ccf6c6" style:font-name-asian="微軟正黑體2" style:font-size-asian="8pt" style:font-size-complex="8pt"/>
    </style:style>
    <style:style style:name="T33" style:family="text">
      <style:text-properties fo:color="#000080" loext:opacity="100%" style:text-position="sub 58%" style:font-name="微軟正黑體2" fo:font-size="6pt" fo:language="zxx" fo:country="none" style:text-underline-style="solid" style:text-underline-width="auto" style:text-underline-color="font-color" officeooo:rsid="00ed2372" fo:background-color="#97bdfc" loext:char-shading-value="0" style:font-name-asian="微軟正黑體2" style:font-size-asian="6pt" style:language-asian="zxx" style:country-asian="none" style:font-size-complex="6pt" style:language-complex="zxx" style:country-complex="none"/>
    </style:style>
    <style:style style:name="T34" style:family="text">
      <style:text-properties fo:color="#000080" loext:opacity="100%" style:font-name="微軟正黑體1" fo:font-size="8pt" fo:language="zxx" fo:country="none" style:text-underline-style="solid" style:text-underline-width="auto" style:text-underline-color="font-color" officeooo:rsid="00ab42e9" style:font-name-asian="微軟正黑體1" style:font-size-asian="8pt" style:language-asian="zxx" style:country-asian="none" style:font-size-complex="8pt" style:language-complex="zxx" style:country-complex="none"/>
    </style:style>
    <style:style style:name="T35" style:family="text">
      <style:text-properties style:font-name="微軟正黑體1" fo:font-size="8pt" style:font-name-asian="微軟正黑體1" style:font-size-asian="8pt" style:font-size-complex="8pt"/>
    </style:style>
    <style:style style:name="T36" style:family="text">
      <style:text-properties style:font-name="微軟正黑體1" fo:font-size="8pt" officeooo:rsid="00ab42e9" style:font-name-asian="微軟正黑體1" style:font-size-asian="8pt" style:font-size-complex="8pt"/>
    </style:style>
    <style:style style:name="T37" style:family="text">
      <style:text-properties officeooo:rsid="000839e8"/>
    </style:style>
    <style:style style:name="T38" style:family="text">
      <style:text-properties officeooo:rsid="001458bb"/>
    </style:style>
    <style:style style:name="T39" style:family="text">
      <style:text-properties officeooo:rsid="0015d2ff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none"/>
    </style:style>
    <style:style style:name="T42" style:family="text">
      <style:text-properties officeooo:rsid="0161fe15"/>
    </style:style>
    <style:style style:name="T43" style:family="text">
      <style:text-properties officeooo:rsid="01632cff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  <text:user-field-decl office:value-type="string" office:string-value="預定裝機日" text:name="py3o.o.bf_setup_date"/>
        <text:user-field-decl office:value-type="string" office:string-value="提報日期" text:name="py3o.o.bf_create_date"/>
        <text:user-field-decl office:value-type="string" office:string-value="收入" text:name="py3o.o1.bf_analysis_revenue"/>
        <text:user-field-decl office:value-type="string" office:string-value="成本" text:name="py3o.o1.bf_analysis_cost"/>
        <text:user-field-decl office:value-type="string" office:string-value="毛利" text:name="py3o.o1.bf_analysis_profit"/>
        <text:user-field-decl office:value-type="string" office:string-value="毛利率" text:name="py3o.o1.bf_analysis_profitrate"/>
        <text:user-field-decl office:value-type="string" office:string-value="規格" text:name="py3o.o2.bf_prod_desc"/>
        <text:user-field-decl office:value-type="string" office:string-value="成本小計" text:name="py3o.o2.bf_prod_subtot"/>
        <text:user-field-decl office:value-type="string" office:string-value="成本" text:name="py3o.o2.bf_prod_price"/>
        <text:user-field-decl office:value-type="string" office:string-value="銷價小計" text:name="py3o.o2.bf_prod_revenuetot"/>
        <text:user-field-decl office:value-type="string" office:string-value="未稅合計" text:name="py3o.o.bf_total_saleitem"/>
        <text:user-field-decl office:value-type="string" office:string-value="稅金" text:name="py3o.o.bf_total_saleitem_tax"/>
        <text:user-field-decl office:value-type="string" office:string-value="含稅總計" text:name="py3o.o.bf_total_saleitem_amount"/>
        <text:user-field-decl office:value-type="string" office:string-value="舊約收入" text:name="py3o.o.bf_old_contact_revenue"/>
        <text:user-field-decl office:value-type="string" office:string-value="維護起始日" text:name="py3o.o.bf_main_start_date"/>
        <text:user-field-decl office:value-type="string" office:string-value="舊約成本" text:name="py3o.o.bf_old_contact_cost"/>
        <text:user-field-decl office:value-type="string" office:string-value="維護截止日" text:name="py3o.o.bf_main_end_date"/>
        <text:user-field-decl office:value-type="string" office:string-value="決標日" text:name="py3o.o.bf_decision_date"/>
        <text:user-field-decl office:value-type="string" office:string-value="預計發函日" text:name="py3o.o.bf_send_letter_date"/>
        <text:user-field-decl office:value-type="string" office:string-value="預計驗收日" text:name="py3o.o.bf_acceptance_date"/>
        <text:user-field-decl office:value-type="string" office:string-value="預計驗收日Ｐ" text:name="py3o.o.bf_proj_acceptance_date"/>
        <text:user-field-decl office:value-type="string" office:string-value="保固起始日" text:name="py3o.o.bf_warranty_start_date"/>
        <text:user-field-decl office:value-type="string" office:string-value="保固截止日" text:name="py3o.o.bf_warranty_end_date"/>
        <text:user-field-decl office:value-type="string" office:string-value="送貨說明" text:name="py3o.o.bf_shipping_type"/>
        <text:user-field-decl office:value-type="string" office:string-value="印花稅別" text:name="py3o.o.bf_stamp_duty_type"/>
        <text:user-field-decl office:value-type="string" office:string-value="有無合約" text:name="py3o.o.bf_have_contract"/>
        <text:user-field-decl office:value-type="string" office:string-value="開立發票說明" text:name="py3o.o.bf_invoice_type"/>
        <text:user-field-decl office:value-type="string" office:string-value="工程師內部組裝說明" text:name="py3o.o.bf_setup_type"/>
        <text:user-field-decl office:value-type="string" office:string-value="工程師派工" text:name="py3o.o.bf_eng_assign"/>
        <text:user-field-decl office:value-type="string" office:string-value="部門" text:name="py3o.o2.bf_cost_dept.name"/>
        <text:user-field-decl office:value-type="string" office:string-value="其他送貨說明" text:name="py3o.o.bf_ship_description"/>
        <text:user-field-decl office:value-type="string" office:string-value="開立發票其他說明" text:name="py3o.o.bf_invoice_description"/>
        <text:user-field-decl office:value-type="string" office:string-value="專案驗收階段" text:name="py3o.o.bf_acceptance_step"/>
        <text:user-field-decl office:value-type="string" office:string-value="專案完工日數P" text:name="py3o.o.bf_proj_complete_days"/>
        <text:user-field-decl office:value-type="string" office:string-value="其他說明" text:name="py3o.o.bf_main_other"/>
        <text:user-field-decl office:value-type="string" office:string-value="序號" text:name="py3o.o2.bf_prod_serial"/>
        <text:user-field-decl office:value-type="string" office:string-value="幾種" text:name="py3o.o2.bf_prod_modeltype"/>
        <text:user-field-decl office:value-type="string" office:string-value="專案驗收階段P" text:name="py3o.o.bf_proj_step"/>
        <text:user-field-decl office:value-type="string" office:string-value="專案付款說明" text:name="py3o.o.bf_proj_paytype"/>
        <text:user-field-decl office:value-type="string" office:string-value="專案其他說明P" text:name="py3o.o.bf_proj_other_desc"/>
        <text:user-field-decl office:value-type="string" office:string-value="原廠保個說明" text:name="py3o.o.bf_origin_warranty_desc"/>
        <text:user-field-decl office:value-type="string" office:string-value="其他保固說明" text:name="py3o.o.bf_other_warranty_desc"/>
        <text:user-field-decl office:value-type="string" office:string-value="藍新人力說明" text:name="py3o.o.bf_neweb_manpower_desc"/>
        <text:user-field-decl office:value-type="string" office:string-value="藍新保固說明" text:name="py3o.o.bf_neweb_warranty_desc"/>
        <text:user-field-decl office:value-type="string" office:string-value="料號" text:name="py3o.o2.bf_chi_product_no"/>
        <text:user-field-decl office:value-type="string" office:string-value="類別" text:name="py3o.o3.bf_name"/>
        <text:user-field-decl office:value-type="string" office:string-value="R6" text:name="py3o.o3.bf_r6_revenue"/>
        <text:user-field-decl office:value-type="string" office:string-value="R6%" text:name="py3o.o3.bf_r6_percent"/>
        <text:user-field-decl office:value-type="string" office:string-value="NT" text:name="py3o.o3.bf_nt_revenue"/>
        <text:user-field-decl office:value-type="string" office:string-value="NT%" text:name="py3o.o3.bf_nt_percent"/>
        <text:user-field-decl office:value-type="string" office:string-value="NW" text:name="py3o.o3.bf_networking_revenue"/>
        <text:user-field-decl office:value-type="string" office:string-value="NW%" text:name="py3o.o3.bf_networking_percent"/>
        <text:user-field-decl office:value-type="string" office:string-value="小計" text:name="py3o.o3.bf_subtot_revenue"/>
        <text:user-field-decl office:value-type="string" office:string-value="類別" text:name="py3o.o4.bf_name"/>
        <text:user-field-decl office:value-type="string" office:string-value="R6" text:name="py3o.o4.bf_r6_revenue"/>
        <text:user-field-decl office:value-type="string" office:string-value="R6%" text:name="py3o.o4.bf_r6_percent"/>
        <text:user-field-decl office:value-type="string" office:string-value="NT" text:name="py3o.o4.bf_nt_revenue"/>
        <text:user-field-decl office:value-type="string" office:string-value="NT%" text:name="py3o.o4.bf_nt_percent"/>
        <text:user-field-decl office:value-type="string" office:string-value="NW" text:name="py3o.o4.bf_networking_revenue"/>
        <text:user-field-decl office:value-type="string" office:string-value="NW%" text:name="py3o.o4.bf_networking_percent"/>
        <text:user-field-decl office:value-type="string" office:string-value="support" text:name="py3o.o4.bf_support_revenue"/>
        <text:user-field-decl office:value-type="string" office:string-value="supp%" text:name="py3o.o4.bf_support_percent"/>
        <text:user-field-decl office:value-type="string" office:string-value="subtot_revenue" text:name="py3o.o4.bf_subtot_revenue"/>
        <text:user-field-decl office:value-type="string" office:string-value="廠商" text:name="py3o.o2.bf_csupplier"/>
        <text:user-field-decl office:value-type="string" office:string-value="部門" text:name="py3o.o2.bf_ccostdept"/>
        <text:user-field-decl office:value-type="string" office:string-value="總收入" text:name="py3o.o.bf_total_analysis_revenue"/>
        <text:user-field-decl office:value-type="string" office:string-value="總成本" text:name="py3o.o.bf_total_analysis_cost"/>
        <text:user-field-decl office:value-type="string" office:string-value="總毛利" text:name="py3o.o.bf_total_analysis_profit"/>
        <text:user-field-decl office:value-type="string" office:string-value="總毛利率" text:name="py3o.o.bf_total_analysis_profitrate"/>
        <text:user-field-decl office:value-type="string" office:string-value="N保啟" text:name="py3o.o2.neweb_start_date"/>
        <text:user-field-decl office:value-type="string" office:string-value="N保訖" text:name="py3o.o2.neweb_end_date"/>
        <text:user-field-decl office:value-type="string" office:string-value="裝機說明" text:name="py3o.o.bf_setup_description"/>
        <text:user-field-decl office:value-type="string" office:string-value="送貨說明" text:name="py3o.o.bf_ship_type"/>
        <text:user-field-decl office:value-type="string" office:string-value="標案號碼" text:name="py3o.o.bf_cus_order"/>
        <text:user-field-decl office:value-type="string" office:string-value="N保啟" text:name="py3o.o2.bf_neweb_start_date"/>
        <text:user-field-decl office:value-type="string" office:string-value="N保訖" text:name="py3o.o2.bf_neweb_end_date"/>
        <text:user-field-decl office:value-type="string" office:string-value="專案付款方式" text:name="py3o.o.bf_proj_pay_type"/>
        <text:user-field-decl office:value-type="string" office:string-value="付款條件" text:name="py3o.o.bf_proj_pay1.bf_name"/>
        <text:user-field-decl office:value-type="string" office:string-value="月結天數" text:name="py3o.o.bf_open_account_day"/>
        <text:user-field-decl office:value-type="string" office:string-value="結帳日" text:name="py3o.o.bf_acc_close_day1"/>
        <text:user-field-decl office:value-type="string" office:string-value="撥款日" text:name="py3o.o.bf_payto_date"/>
        <text:user-field-decl office:value-type="string" office:string-value="其他款日" text:name="py3o.o.bf_other_date"/>
        <text:user-field-decl office:value-type="string" office:string-value="請款方式" text:name="py3o.o.bf_acc_receivable"/>
        <text:user-field-decl office:value-type="string" office:string-value="現金" text:name="py3o.o.bf_is_accrec4"/>
        <text:user-field-decl office:value-type="string" office:string-value="郵寄" text:name="py3o.o.bf_is_accrec1"/>
        <text:user-field-decl office:value-type="string" office:string-value="郵寄款日" text:name="py3o.o.bf_post_date"/>
        <text:user-field-decl office:value-type="string" office:string-value="是否回郵信封" text:name="py3o.o.bf_post_envelop"/>
        <text:user-field-decl office:value-type="string" office:string-value="電匯" text:name="py3o.o.bf_is_accrec2"/>
        <text:user-field-decl office:value-type="string" office:string-value="電匯每月日期" text:name="py3o.o.bf_tt_date"/>
        <text:user-field-decl office:value-type="string" office:string-value="親領" text:name="py3o.o.bf_is_accrec3"/>
        <text:user-field-decl office:value-type="string" office:string-value="親領日" text:name="py3o.o.bf_self_receive_date"/>
        <text:user-field-decl office:value-type="string" office:string-value="IS無" text:name="py3o.o.bf_is_stamp1"/>
        <text:user-field-decl office:value-type="string" office:string-value="IS收款章" text:name="py3o.o.bf_is_stamp2"/>
        <text:user-field-decl office:value-type="string" office:string-value="IS發票章" text:name="py3o.o.bf_is_stamp3"/>
        <text:user-field-decl office:value-type="string" office:string-value="IS大小章" text:name="py3o.o.bf_is_stamp4"/>
        <text:user-field-decl office:value-type="string" office:string-value="說明" text:name="py3o.o.bf_proj_info_desc"/>
        <text:user-field-decl office:value-type="string" office:string-value="信用條件" text:name="py3o.o.bf_creditrulelist"/>
        <text:user-field-decl office:value-type="string" office:string-value="PM" text:name="py3o.o3.bf_pm_revenue"/>
        <text:user-field-decl office:value-type="string" office:string-value="PM%" text:name="py3o.o3.bf_pm_percent"/>
        <text:user-field-decl office:value-type="string" office:string-value="預計驗收日" text:name="py3o.o.bf_acceptance_date1"/>
        <text:user-field-decl office:value-type="string" office:string-value="預計驗收日" text:name="py3o.o.bf_acceptanced_date1"/>
        <text:user-field-decl office:value-type="string" office:string-value="實際驗收日" text:name="py3o.o.bf_acceptanced_date2"/>
        <text:user-field-decl office:value-type="string" office:string-value="預定交貨日" text:name="py3o.o.bf_shipping_date"/>
        <text:user-field-decl office:value-type="string" office:string-value="專案驗收階段" text:name="py3o.o.proj_acceptance_step"/>
        <text:user-field-decl office:value-type="string" office:string-value="專案其他說明" text:name="py3o.o.main_other_desc"/>
        <text:user-field-decl office:value-type="string" office:string-value="專案完工日數" text:name="py3o.o.pcomplete_days"/>
      </text:user-field-decls>
      <table:table table:name="Table26" table:style-name="Table26" table:template-name="Box List Blue">
        <table:table-column table:style-name="Table26.A"/>
        <table:table-row table:style-name="Table26.1">
          <table:table-cell table:style-name="Table26.A1" office:value-type="string">
            <text:p text:style-name="P60">Newebinfo 專案成本分析表暨申購單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72">客戶名稱：<text:user-field-get text:display="formula" text:name="py3o.o.cus_name.name">客戶名稱</text:user-field-get></text:p>
          </table:table-cell>
          <table:covered-table-cell/>
          <table:table-cell table:style-name="Table1.C1" office:value-type="string">
            <text:p text:style-name="P7">申購單編號：<text:user-field-get text:name="py3o.o.name">申購單編號</text:user-field-get></text:p>
          </table:table-cell>
        </table:table-row>
        <table:table-row table:style-name="TableLine140505360156400">
          <table:table-cell table:style-name="Table1.A2" table:number-columns-spanned="2" office:value-type="string">
            <text:p text:style-name="P73">客戶專案/標案名稱：<text:user-field-get text:display="formula" text:name="py3o.o.cus_project">標案名稱</text:user-field-get></text:p>
          </table:table-cell>
          <table:covered-table-cell/>
          <table:table-cell table:style-name="Table1.C2" office:value-type="string">
            <text:p text:style-name="P8">專案編號：<text:user-field-get text:name="py3o.o.name">申購單編號</text:user-field-get></text:p>
          </table:table-cell>
        </table:table-row>
        <table:table-row table:style-name="TableLine140505468766512">
          <table:table-cell table:style-name="Table1.A2" table:number-columns-spanned="2" office:value-type="string">
            <text:p text:style-name="P73">客戶訂單/標案號碼：<text:user-field-get text:name="py3o.o.bf_cus_order">標案號碼</text:user-field-get></text:p>
          </table:table-cell>
          <table:covered-table-cell/>
          <table:table-cell table:style-name="Table1.C2" office:value-type="string">
            <text:p text:style-name="P8">報表狀態：</text:p>
          </table:table-cell>
        </table:table-row>
        <table:table-row table:style-name="TableLine140505468675296">
          <table:table-cell table:style-name="Table1.A2" office:value-type="string">
            <text:p text:style-name="P75">預定驗收日：<text:user-field-get text:name="py3o.o.bf_acceptanced_date1">預計驗收日</text:user-field-get></text:p>
          </table:table-cell>
          <table:table-cell table:style-name="Table1.A2" office:value-type="string">
            <text:p text:style-name="P75">實際驗收日：<text:user-field-get text:name="py3o.o.bf_acceptanced_date2">實際驗收日</text:user-field-get></text:p>
          </table:table-cell>
          <table:table-cell table:style-name="Table1.C2" office:value-type="string">
            <text:p text:style-name="P9"><text:span text:style-name="T16">提報/報修日期：</text:span><text:span text:style-name="T17"><text:user-field-get text:name="py3o.o.bf_create_date">提報日期</text:user-field-get></text:span></text:p>
          </table:table-cell>
        </table:table-row>
        <table:table-row table:style-name="TableLine140505468574832">
          <table:table-cell table:style-name="Table1.A2" office:value-type="string">
            <text:p text:style-name="P74">預定交貨日：<text:user-field-get text:name="py3o.o.bf_shipping_date">預定交貨日</text:user-field-get></text:p>
          </table:table-cell>
          <table:table-cell table:style-name="Table1.A2" office:value-type="string">
            <text:p text:style-name="P76"><text:span text:style-name="T16">預定裝機日：</text:span><text:span text:style-name="T18"><text:user-field-get text:name="py3o.o.bf_setup_date">預定裝機日</text:user-field-get></text:span></text:p>
          </table:table-cell>
          <table:table-cell table:style-name="Table1.C2" office:value-type="string">
            <text:p text:style-name="P8">交易類別：<text:user-field-get text:name="py3o.o.transation_desc">交易類別</text:user-field-get></text:p>
          </table:table-cell>
        </table:table-row>
        <table:table-row table:style-name="TableLine140504939858176">
          <table:table-cell table:style-name="Table1.A2" table:number-columns-spanned="2" office:value-type="string">
            <text:p text:style-name="P73">印花稅：　<text:user-field-get text:name="py3o.o.bf_stamp_duty_type">印花稅別</text:user-field-get>　　NT$<text:user-field-get text:name="py3o.o.stamp_duty">印花稅</text:user-field-get></text:p>
          </table:table-cell>
          <table:covered-table-cell/>
          <table:table-cell table:style-name="Table1.C2" office:value-type="string">
            <text:p text:style-name="P8">是否有合約：<text:user-field-get text:name="py3o.o.bf_have_contract">有無合約</text:user-field-get></text:p>
          </table:table-cell>
        </table:table-row>
      </table:table>
      <text:p text:style-name="P81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46">@藍新業務毛利分析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類　別</text:p>
          </table:table-cell>
          <table:table-cell table:style-name="Table2.A1" office:value-type="string">
            <text:p text:style-name="P11">收　入</text:p>
          </table:table-cell>
          <table:table-cell table:style-name="Table2.A1" office:value-type="string">
            <text:p text:style-name="P11">成　本</text:p>
          </table:table-cell>
          <table:table-cell table:style-name="Table2.A1" office:value-type="string">
            <text:p text:style-name="P11">毛　利</text:p>
          </table:table-cell>
          <table:table-cell table:style-name="Table2.E1" office:value-type="string">
            <text:p text:style-name="P11">毛利率</text:p>
          </table:table-cell>
        </table:table-row>
        <table:table-row table:style-name="TableLine140505380685648">
          <table:table-cell table:style-name="Table2.A2" table:number-columns-spanned="5" office:value-type="string">
            <text:p text:style-name="Table_20_Contents"><text:a xlink:type="simple" xlink:href="py3o://for=%22o1%20in%20o.analysis_line%22" text:style-name="Internet_20_link" text:visited-style-name="Visited_20_Internet_20_Link"><text:span text:style-name="T29">for="o1 in o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40504715928304">
          <table:table-cell table:style-name="Table2.A3" office:value-type="string">
            <text:p text:style-name="P7"><text:user-field-get text:name="py3o.o1.analysis_costtype.name">類別</text:user-field-get></text:p>
          </table:table-cell>
          <table:table-cell table:style-name="Table2.A3" office:value-type="string">
            <text:p text:style-name="P12"><text:span text:style-name="T19">NT$</text:span><text:span text:style-name="T19"><text:user-field-get text:name="py3o.o1.bf_analysis_revenue">收入</text:user-field-get></text:span></text:p>
          </table:table-cell>
          <table:table-cell table:style-name="Table2.A3" office:value-type="string">
            <text:p text:style-name="P16"><text:span text:style-name="T19">NT$</text:span><text:user-field-get text:name="py3o.o1.bf_analysis_cost">成本</text:user-field-get></text:p>
          </table:table-cell>
          <table:table-cell table:style-name="Table2.A3" office:value-type="string">
            <text:p text:style-name="P16"><text:span text:style-name="T19">NT$</text:span><text:user-field-get text:name="py3o.o1.bf_analysis_profit">毛利</text:user-field-get></text:p>
          </table:table-cell>
          <table:table-cell table:style-name="Table2.E3" office:value-type="string">
            <text:p text:style-name="P17"><text:user-field-get text:name="py3o.o1.bf_analysis_profitrate">毛利率</text:user-field-get>%</text:p>
          </table:table-cell>
        </table:table-row>
        <table:table-row table:style-name="TableLine140505428400032">
          <table:table-cell table:style-name="Table2.E3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30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3" office:value-type="string">
            <text:p text:style-name="P42">合計</text:p>
          </table:table-cell>
          <table:table-cell table:style-name="Table2.A3" office:value-type="string">
            <text:p text:style-name="P13"><text:span text:style-name="T19">NT$</text:span><text:user-field-get text:name="py3o.o.bf_total_analysis_revenue">總收入</text:user-field-get></text:p>
          </table:table-cell>
          <table:table-cell table:style-name="Table2.A3" office:value-type="string">
            <text:p text:style-name="P13"><text:span text:style-name="T19">NT$</text:span><text:user-field-get text:name="py3o.o.bf_total_analysis_cost">總成本</text:user-field-get></text:p>
          </table:table-cell>
          <table:table-cell table:style-name="Table2.A3" office:value-type="string">
            <text:p text:style-name="P13"><text:span text:style-name="T19">NT$</text:span><text:user-field-get text:name="py3o.o.bf_total_analysis_profit">總毛利</text:user-field-get></text:p>
          </table:table-cell>
          <table:table-cell table:style-name="Table2.E3" office:value-type="string">
            <text:p text:style-name="P12"><text:user-field-get text:name="py3o.o.bf_total_analysis_profitrate">總毛利率</text:user-field-get>%</text:p>
          </table:table-cell>
        </table:table-row>
      </table:table>
      <text:p text:style-name="P59"><text:span text:style-name="T10"><text:s/></text:span><text:a xlink:type="simple" xlink:href="py3o://if=%22o.have_setupcost==True%22" text:style-name="Internet_20_link" text:visited-style-name="Visited_20_Internet_20_Link"><text:span text:style-name="T9">if="o.have_setupcost==True"</text:span></text:a></text:p>
      <text:p text:style-name="P61"/>
      <table:table table:name="Table22" table:style-name="Table22" table:template-name="Box List Blue">
        <table:table-column table:style-name="Table22.A"/>
        <table:table-row table:style-name="Table22.1">
          <table:table-cell table:style-name="Table22.A1" office:value-type="string">
            <text:p text:style-name="P46">@建置成本歸戶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C"/>
        <table:table-column table:style-name="Table23.B"/>
        <table:table-column table:style-name="Table23.C"/>
        <table:table-column table:style-name="Table23.B"/>
        <table:table-column table:style-name="Table23.C"/>
        <table:table-column table:style-name="Table23.J"/>
        <table:table-row table:style-name="Table23.1">
          <table:table-cell table:style-name="Table23.A1" office:value-type="string">
            <text:p text:style-name="P43">類別/組別</text:p>
          </table:table-cell>
          <table:table-cell table:style-name="Table23.A1" office:value-type="string">
            <text:p text:style-name="P18">R6</text:p>
          </table:table-cell>
          <table:table-cell table:style-name="Table23.A1" office:value-type="string">
            <text:p text:style-name="P44">R6％</text:p>
          </table:table-cell>
          <table:table-cell table:style-name="Table23.A1" office:value-type="string">
            <text:p text:style-name="P19">NT</text:p>
          </table:table-cell>
          <table:table-cell table:style-name="Table23.A1" office:value-type="string">
            <text:p text:style-name="P19">NT%</text:p>
          </table:table-cell>
          <table:table-cell table:style-name="Table23.A1" office:value-type="string">
            <text:p text:style-name="P20">Networking</text:p>
          </table:table-cell>
          <table:table-cell table:style-name="Table23.A1" office:value-type="string">
            <text:p text:style-name="P20">NW%</text:p>
          </table:table-cell>
          <table:table-cell table:style-name="Table23.A1" office:value-type="string">
            <text:p text:style-name="P23">PS</text:p>
          </table:table-cell>
          <table:table-cell table:style-name="Table23.A1" office:value-type="string">
            <text:p text:style-name="P23">PS%</text:p>
          </table:table-cell>
          <table:table-cell table:style-name="Table23.J1" office:value-type="string">
            <text:p text:style-name="P23">小計</text:p>
          </table:table-cell>
        </table:table-row>
        <table:table-row table:style-name="Table23.2">
          <table:table-cell table:style-name="Table23.A2" table:number-columns-spanned="10" office:value-type="string">
            <text:p text:style-name="P57"><text:a xlink:type="simple" xlink:href="py3o://for=%22o3%20in%20o.setupcost_ids%22" text:style-name="Internet_20_link" text:visited-style-name="Visited_20_Internet_20_Link"><text:span text:style-name="T31">for="o3 in o.setup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21"><text:user-field-get text:name="py3o.o3.bf_name">類別</text:user-field-get></text:p>
          </table:table-cell>
          <table:table-cell table:style-name="Table23.A3" office:value-type="string">
            <text:p text:style-name="P22">NT$<text:user-field-get text:name="py3o.o3.bf_r6_revenue">R6</text:user-field-get></text:p>
          </table:table-cell>
          <table:table-cell table:style-name="Table23.A3" office:value-type="string">
            <text:p text:style-name="P22"><text:user-field-get text:name="py3o.o3.bf_r6_percent">R6%</text:user-field-get>%</text:p>
          </table:table-cell>
          <table:table-cell table:style-name="Table23.A3" office:value-type="string">
            <text:p text:style-name="P22">NT$<text:user-field-get text:name="py3o.o3.bf_nt_revenue">NT</text:user-field-get></text:p>
          </table:table-cell>
          <table:table-cell table:style-name="Table23.A3" office:value-type="string">
            <text:p text:style-name="P22"><text:user-field-get text:name="py3o.o3.bf_nt_percent">NT%</text:user-field-get>%</text:p>
          </table:table-cell>
          <table:table-cell table:style-name="Table23.A3" office:value-type="string">
            <text:p text:style-name="P22">NT$<text:user-field-get text:name="py3o.o3.bf_networking_revenue">NW</text:user-field-get></text:p>
          </table:table-cell>
          <table:table-cell table:style-name="Table23.A3" office:value-type="string">
            <text:p text:style-name="P22"><text:user-field-get text:name="py3o.o3.bf_networking_percent">NW%</text:user-field-get>%</text:p>
          </table:table-cell>
          <table:table-cell table:style-name="Table23.A3" office:value-type="string">
            <text:p text:style-name="P22"><text:span text:style-name="T42">NT$</text:span><text:user-field-get text:name="py3o.o3.bf_pm_revenue">PM</text:user-field-get></text:p>
          </table:table-cell>
          <table:table-cell table:style-name="Table23.A3" office:value-type="string">
            <text:p text:style-name="P22"><text:user-field-get text:name="py3o.o3.bf_pm_percent">PM%</text:user-field-get>%</text:p>
          </table:table-cell>
          <table:table-cell table:style-name="Table23.J3" office:value-type="string">
            <text:p text:style-name="P22">NT$<text:user-field-get text:name="py3o.o3.bf_subtot_revenue">小計</text:user-field-get></text:p>
          </table:table-cell>
        </table:table-row>
        <table:table-row table:style-name="Table23.4">
          <table:table-cell table:style-name="Table23.A4" table:number-columns-spanned="10" office:value-type="string">
            <text:p text:style-name="P57"><text:a xlink:type="simple" xlink:href="py3o:///for" text:style-name="Internet_20_link" text:visited-style-name="Visited_20_Internet_20_Link"><text:span text:style-name="T3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><text:a xlink:type="simple" xlink:href="py3o:///if" text:style-name="Internet_20_link" text:visited-style-name="Visited_20_Internet_20_Link"><text:span text:style-name="T26">/if</text:span></text:a></text:p>
      <text:p text:style-name="Standard"><text:a xlink:type="simple" xlink:href="py3o://if=%22o.have_maincost==True%22" text:style-name="Internet_20_link" text:visited-style-name="Visited_20_Internet_20_Link"><text:span text:style-name="T26">if="o.have_maincost==True"</text:span></text:a></text:p>
      <text:p text:style-name="P50"/>
      <table:table table:name="Table24" table:style-name="Table24" table:template-name="Box List Blue">
        <table:table-column table:style-name="Table24.A"/>
        <table:table-row table:style-name="Table24.1">
          <table:table-cell table:style-name="Table24.A1" office:value-type="string">
            <text:p text:style-name="P46">@維護成本歸戶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E"/>
        <table:table-column table:style-name="Table25.H"/>
        <table:table-column table:style-name="Table25.I"/>
        <table:table-column table:style-name="Table25.J"/>
        <table:table-row table:style-name="Table25.1">
          <table:table-cell table:style-name="Table25.A1" office:value-type="string">
            <text:p text:style-name="P24">類別/組別</text:p>
          </table:table-cell>
          <table:table-cell table:style-name="Table25.A1" office:value-type="string">
            <text:p text:style-name="P24">R6</text:p>
          </table:table-cell>
          <table:table-cell table:style-name="Table25.A1" office:value-type="string">
            <text:p text:style-name="P24">R6%</text:p>
          </table:table-cell>
          <table:table-cell table:style-name="Table25.A1" office:value-type="string">
            <text:p text:style-name="P24">NT</text:p>
          </table:table-cell>
          <table:table-cell table:style-name="Table25.A1" office:value-type="string">
            <text:p text:style-name="P24">NT%</text:p>
          </table:table-cell>
          <table:table-cell table:style-name="Table25.A1" office:value-type="string">
            <text:p text:style-name="P24">Networking</text:p>
          </table:table-cell>
          <table:table-cell table:style-name="Table25.A1" office:value-type="string">
            <text:p text:style-name="P24">NW%</text:p>
          </table:table-cell>
          <table:table-cell table:style-name="Table25.A1" office:value-type="string">
            <text:p text:style-name="P24">Support</text:p>
          </table:table-cell>
          <table:table-cell table:style-name="Table25.A1" office:value-type="string">
            <text:p text:style-name="P24">Supp%</text:p>
          </table:table-cell>
          <table:table-cell table:style-name="Table25.J1" office:value-type="string">
            <text:p text:style-name="P11">小計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for=%22o4%20in%20o.maincost_ids%22" text:style-name="Internet_20_link" text:visited-style-name="Visited_20_Internet_20_Link"><text:span text:style-name="T27">for="o4 in o.main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7"><text:user-field-get text:name="py3o.o4.bf_name">類別</text:user-field-get></text:p>
          </table:table-cell>
          <table:table-cell table:style-name="Table25.A3" office:value-type="string">
            <text:p text:style-name="P14">NT$<text:user-field-get text:name="py3o.o4.bf_r6_revenue">R6</text:user-field-get></text:p>
          </table:table-cell>
          <table:table-cell table:style-name="Table25.A3" office:value-type="string">
            <text:p text:style-name="P15"><text:user-field-get text:name="py3o.o4.bf_r6_percent">R6%</text:user-field-get>%</text:p>
          </table:table-cell>
          <table:table-cell table:style-name="Table25.A3" office:value-type="string">
            <text:p text:style-name="P14">NT$<text:user-field-get text:name="py3o.o4.bf_nt_revenue">NT</text:user-field-get></text:p>
          </table:table-cell>
          <table:table-cell table:style-name="Table25.A3" office:value-type="string">
            <text:p text:style-name="P12"><text:user-field-get text:name="py3o.o4.bf_nt_percent">NT%</text:user-field-get>%</text:p>
          </table:table-cell>
          <table:table-cell table:style-name="Table25.A3" office:value-type="string">
            <text:p text:style-name="P14">NT$<text:user-field-get text:name="py3o.o4.bf_networking_revenue">NW</text:user-field-get></text:p>
          </table:table-cell>
          <table:table-cell table:style-name="Table25.A3" office:value-type="string">
            <text:p text:style-name="P12"><text:user-field-get text:name="py3o.o4.bf_networking_percent">NW%</text:user-field-get>%</text:p>
          </table:table-cell>
          <table:table-cell table:style-name="Table25.A3" office:value-type="string">
            <text:p text:style-name="P14">NT$<text:user-field-get text:name="py3o.o4.bf_support_revenue">support</text:user-field-get></text:p>
          </table:table-cell>
          <table:table-cell table:style-name="Table25.A3" office:value-type="string">
            <text:p text:style-name="P12"><text:user-field-get text:name="py3o.o4.bf_support_percent">supp%</text:user-field-get>%</text:p>
          </table:table-cell>
          <table:table-cell table:style-name="Table25.J3" office:value-type="string">
            <text:p text:style-name="P12">NT$<text:user-field-get text:name="py3o.o4.bf_subtot_revenue">subtot_revenue</text:user-field-get></text:p>
          </table:table-cell>
        </table:table-row>
        <table:table-row table:style-name="Table25.1">
          <table:table-cell table:style-name="Table25.A4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2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1"><text:a xlink:type="simple" xlink:href="py3o:///if" text:style-name="Internet_20_link" text:visited-style-name="Visited_20_Internet_20_Link"><text:span text:style-name="T26">/if</text:span></text:a></text:p>
      <text:p text:style-name="P50"/>
      <text:p text:style-name="P49"><text:span text:style-name="T11">@藍新預估進貨及採購成本明細分析</text:span> </text:p>
      <text:p text:style-name="P52"/>
      <text:p text:style-name="P51"/>
      <text:p text:style-name="P51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D"/>
        <table:table-column table:style-name="表格4.G"/>
        <table:table-column table:style-name="表格4.H"/>
        <table:table-column table:style-name="表格4.D"/>
        <table:table-column table:style-name="表格4.J"/>
        <table:table-column table:style-name="表格4.K"/>
        <table:table-column table:style-name="表格4.L"/>
        <table:table-header-rows>
          <table:table-row table:style-name="表格4.1">
            <table:table-cell table:style-name="表格4.A1" office:value-type="string">
              <text:p text:style-name="P104">N<text:span text:style-name="T43">o</text:span></text:p>
            </table:table-cell>
            <table:table-cell table:style-name="表格4.A1" office:value-type="string">
              <text:p text:style-name="P77">產品編號</text:p>
            </table:table-cell>
            <table:table-cell table:style-name="表格4.A1" office:value-type="string">
              <text:p text:style-name="P105"><text:span text:style-name="T12">機種</text:span><text:span text:style-name="T13">-</text:span><text:span text:style-name="T12">機型</text:span><text:span text:style-name="T13">/</text:span><text:span text:style-name="T12">料號</text:span></text:p>
            </table:table-cell>
            <table:table-cell table:style-name="表格4.A1" office:value-type="string">
              <text:p text:style-name="P78">序號</text:p>
            </table:table-cell>
            <table:table-cell table:style-name="表格4.A1" office:value-type="string">
              <text:p text:style-name="P80">規格說明</text:p>
            </table:table-cell>
            <table:table-cell table:style-name="表格4.A1" office:value-type="string">
              <text:p text:style-name="P77">銷價總計</text:p>
            </table:table-cell>
            <table:table-cell table:style-name="表格4.A1" office:value-type="string">
              <text:p text:style-name="P77">數量</text:p>
            </table:table-cell>
            <table:table-cell table:style-name="表格4.A1" office:value-type="string">
              <text:p text:style-name="P79">成本單價</text:p>
            </table:table-cell>
            <table:table-cell table:style-name="表格4.A1" office:value-type="string">
              <text:p text:style-name="P79">成本小計</text:p>
            </table:table-cell>
            <table:table-cell table:style-name="表格4.A1" office:value-type="string">
              <text:p text:style-name="P77">廠商</text:p>
            </table:table-cell>
            <table:table-cell table:style-name="表格4.A1" office:value-type="string">
              <text:p text:style-name="P77">部門</text:p>
            </table:table-cell>
            <table:table-cell table:style-name="表格4.L1" office:value-type="string">
              <text:p text:style-name="P77">類型</text:p>
            </table:table-cell>
          </table:table-row>
        </table:table-header-rows>
        <table:table-row table:style-name="表格4.1">
          <table:table-cell table:style-name="表格4.A2" table:number-columns-spanned="12" office:value-type="string">
            <text:p text:style-name="P62"><text:a xlink:type="simple" xlink:href="py3o://for=%22o2%20in%20o.saleitem_line%22" text:style-name="Internet_20_link" text:visited-style-name="Visited_20_Internet_20_Link"><text:span text:style-name="T36">for="o2 in o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3" office:value-type="string">
            <text:p text:style-name="P71"><text:user-field-get text:name="py3o.o2.line_item">序</text:user-field-get></text:p>
          </table:table-cell>
          <table:table-cell table:style-name="表格4.A3" office:value-type="string">
            <text:p text:style-name="P64"><text:user-field-get text:name="py3o.o2.bf_chi_product_no">料號</text:user-field-get></text:p>
          </table:table-cell>
          <table:table-cell table:style-name="表格4.A3" office:value-type="string">
            <text:p text:style-name="P64"><text:user-field-get text:name="py3o.o2.bf_prod_modeltype">幾種</text:user-field-get></text:p>
          </table:table-cell>
          <table:table-cell table:style-name="表格4.A3" office:value-type="string">
            <text:p text:style-name="P66"><text:user-field-get text:name="py3o.o2.bf_prod_serial">序號</text:user-field-get></text:p>
          </table:table-cell>
          <table:table-cell table:style-name="表格4.A3" office:value-type="string">
            <text:p text:style-name="P65"><text:user-field-get text:name="py3o.o2.bf_prod_desc">規格</text:user-field-get></text:p>
          </table:table-cell>
          <table:table-cell table:style-name="表格4.A3" office:value-type="string">
            <text:p text:style-name="P67"><text:user-field-get text:name="py3o.o2.bf_prod_revenuetot">銷價小計</text:user-field-get></text:p>
          </table:table-cell>
          <table:table-cell table:style-name="表格4.A3" office:value-type="string">
            <text:p text:style-name="P70"><text:user-field-get text:name="py3o.o2.prod_num">數量</text:user-field-get></text:p>
          </table:table-cell>
          <table:table-cell table:style-name="表格4.A3" office:value-type="string">
            <text:p text:style-name="P69"><text:user-field-get text:name="py3o.o2.bf_prod_price">成本</text:user-field-get></text:p>
          </table:table-cell>
          <table:table-cell table:style-name="表格4.A3" office:value-type="string">
            <text:p text:style-name="P68"><text:user-field-get text:name="py3o.o2.bf_prod_subtot">成本小計</text:user-field-get></text:p>
          </table:table-cell>
          <table:table-cell table:style-name="表格4.A3" office:value-type="string">
            <text:p text:style-name="P71"><text:user-field-get text:name="py3o.o2.bf_csupplier">廠商</text:user-field-get></text:p>
          </table:table-cell>
          <table:table-cell table:style-name="表格4.A3" office:value-type="string">
            <text:p text:style-name="P63"><text:span text:style-name="Source_20_Text"><text:span text:style-name="T35"><text:user-field-get text:name="py3o.o2.bf_ccostdept">部門</text:user-field-get></text:span></text:span></text:p>
          </table:table-cell>
          <table:table-cell table:style-name="表格4.L3" office:value-type="string">
            <text:p text:style-name="P71"><text:user-field-get text:name="py3o.o2.cost_type.name">類型</text:user-field-get></text:p>
          </table:table-cell>
        </table:table-row>
        <table:table-row table:style-name="表格4.1">
          <table:table-cell table:style-name="表格4.A4" table:number-columns-spanned="12" office:value-type="string">
            <text:p text:style-name="P62"><text:a xlink:type="simple" xlink:href="py3o:///for" text:style-name="Internet_20_link" text:visited-style-name="Visited_20_Internet_20_Link"><text:span text:style-name="T3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ext:p text:style-name="P8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140504974533904">
          <table:table-cell table:style-name="Table4.A1" office:value-type="string">
            <text:p text:style-name="P26">合計(未稅)：</text:p>
          </table:table-cell>
          <table:table-cell table:style-name="Table4.B1" office:value-type="string">
            <text:p text:style-name="P27"><text:span text:style-name="T20">NT$</text:span><text:span text:style-name="T20"><text:user-field-get text:name="py3o.o.bf_total_saleitem">未稅合計</text:user-field-get></text:span></text:p>
          </table:table-cell>
          <table:table-cell table:style-name="Table4.A1" office:value-type="string">
            <text:p text:style-name="P26">(5%) 營業稅：</text:p>
          </table:table-cell>
          <table:table-cell table:style-name="Table4.B1" office:value-type="string">
            <text:p text:style-name="P27"><text:span text:style-name="T21">NT$</text:span><text:span text:style-name="T21"><text:user-field-get text:name="py3o.o.bf_total_saleitem_tax">稅金</text:user-field-get></text:span></text:p>
          </table:table-cell>
          <table:table-cell table:style-name="Table4.A1" office:value-type="string">
            <text:p text:style-name="P26">總計(含稅)：</text:p>
          </table:table-cell>
          <table:table-cell table:style-name="Table4.F1" office:value-type="string">
            <text:p text:style-name="P27"><text:span text:style-name="T22">NT$</text:span><text:span text:style-name="T22"><text:user-field-get text:name="py3o.o.bf_total_saleitem_amount">含稅總計</text:user-field-get></text:span></text:p>
          </table:table-cell>
        </table:table-row>
      </table:table>
      <text:p text:style-name="P100"><text:a xlink:type="simple" xlink:href="py3o://if=%22o.main_start_date%20!=%20False%22" text:style-name="Internet_20_link" text:visited-style-name="Visited_20_Internet_20_Link"><text:span text:style-name="T28">if="o.main_start_date != False"</text:span></text:a></text:p>
      <text:p text:style-name="P55"/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47"><text:span text:style-name="T11">@維護案說明</text:span>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40505383999440">
          <table:table-cell table:style-name="Table5.A1" office:value-type="string">
            <text:p text:style-name="P33">舊約收入</text:p>
          </table:table-cell>
          <table:table-cell table:style-name="Table5.A1" office:value-type="string">
            <text:p text:style-name="P45">NT$<text:user-field-get text:name="py3o.o.bf_old_contact_revenue">舊約收入</text:user-field-get></text:p>
          </table:table-cell>
          <table:table-cell table:style-name="Table5.A1" office:value-type="string">
            <text:p text:style-name="P33">維護案啟始日</text:p>
          </table:table-cell>
          <table:table-cell table:style-name="Table5.A1" office:value-type="string">
            <text:p text:style-name="P25"><text:user-field-get text:name="py3o.o.bf_main_start_date">維護起始日</text:user-field-get></text:p>
          </table:table-cell>
          <table:table-cell table:style-name="Table5.A1" office:value-type="string">
            <text:p text:style-name="P33">維護案說明</text:p>
          </table:table-cell>
          <table:table-cell table:style-name="Table5.F1" office:value-type="string">
            <text:p text:style-name="P33"><text:user-field-get text:name="py3o.o.projmaintype_desc">維護案說明</text:user-field-get></text:p>
          </table:table-cell>
        </table:table-row>
        <table:table-row table:style-name="TableLine140504940133888">
          <table:table-cell table:style-name="Table5.A2" office:value-type="string">
            <text:p text:style-name="P33">舊約成本</text:p>
          </table:table-cell>
          <table:table-cell table:style-name="Table5.A2" office:value-type="string">
            <text:p text:style-name="P25">NT$<text:user-field-get text:name="py3o.o.bf_old_contact_cost">舊約成本</text:user-field-get></text:p>
          </table:table-cell>
          <table:table-cell table:style-name="Table5.A2" office:value-type="string">
            <text:p text:style-name="P33">維護案截止日</text:p>
          </table:table-cell>
          <table:table-cell table:style-name="Table5.A2" office:value-type="string">
            <text:p text:style-name="P25"><text:user-field-get text:name="py3o.o.bf_main_end_date">維護截止日</text:user-field-get></text:p>
          </table:table-cell>
          <table:table-cell table:style-name="Table5.A2" office:value-type="string">
            <text:p text:style-name="P33">其他說明</text:p>
          </table:table-cell>
          <table:table-cell table:style-name="Table5.F2" office:value-type="string">
            <text:p text:style-name="P33"><text:user-field-get text:name="py3o.o.main_other">其他說明</text:user-field-get></text:p>
          </table:table-cell>
        </table:table-row>
        <table:table-row table:style-name="TableLine140504702242528">
          <table:table-cell table:style-name="Table5.A2" office:value-type="string">
            <text:p text:style-name="P33">定期維護條款</text:p>
          </table:table-cell>
          <table:table-cell table:style-name="Table5.A2" office:value-type="string">
            <text:p text:style-name="P33"><text:user-field-get text:name="py3o.o.routine_maintenance_new.name">定期維護條款</text:user-field-get></text:p>
          </table:table-cell>
          <table:table-cell table:style-name="Table5.A2" office:value-type="string">
            <text:p text:style-name="P33">維護服務時段</text:p>
          </table:table-cell>
          <table:table-cell table:style-name="Table5.A2" office:value-type="string">
            <text:p text:style-name="P33"><text:user-field-get text:name="py3o.o.main_service_rule_new.name">維護服務時段</text:user-field-get></text:p>
          </table:table-cell>
          <table:table-cell table:style-name="Table5.A2" office:value-type="string">
            <text:p text:style-name="P33">叫修時效</text:p>
          </table:table-cell>
          <table:table-cell table:style-name="Table5.F2" office:value-type="string">
            <text:p text:style-name="P33"><text:user-field-get text:name="py3o.o.call_service_response.name">叫休時效</text:user-field-get></text:p>
          </table:table-cell>
        </table:table-row>
      </table:table>
      <text:p text:style-name="P56"><text:a xlink:type="simple" xlink:href="py3o:///if" text:style-name="Internet_20_link" text:visited-style-name="Visited_20_Internet_20_Link"><text:span text:style-name="T33">/if</text:span></text:a></text:p>
      <text:p text:style-name="P54"/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47"><text:span text:style-name="T11">@專案說明</text:span><text:span text:style-name="T37"> 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140504701762496">
          <table:table-cell table:style-name="Table6.A1" office:value-type="string">
            <text:p text:style-name="P33">決標日(專案起始日)</text:p>
          </table:table-cell>
          <table:table-cell table:style-name="Table6.A1" office:value-type="string">
            <text:p text:style-name="P36"><text:user-field-get text:name="py3o.o.bf_decision_date">決標日</text:user-field-get></text:p>
          </table:table-cell>
          <table:table-cell table:style-name="Table6.A1" office:value-type="string">
            <text:p text:style-name="P33">預計發函日</text:p>
          </table:table-cell>
          <table:table-cell table:style-name="Table6.D1" office:value-type="string">
            <text:p text:style-name="P37"><text:user-field-get text:name="py3o.o.bf_send_letter_date">預計發函日</text:user-field-get></text:p>
          </table:table-cell>
        </table:table-row>
        <table:table-row table:style-name="TableLine140504974676736">
          <table:table-cell table:style-name="Table6.A2" office:value-type="string">
            <text:p text:style-name="P33">專案驗收階段</text:p>
          </table:table-cell>
          <table:table-cell table:style-name="Table6.A2" office:value-type="string">
            <text:p text:style-name="P35"><text:user-field-get text:name="py3o.o.proj_acceptance_step">專案驗收階段</text:user-field-get></text:p>
          </table:table-cell>
          <table:table-cell table:style-name="Table6.A2" office:value-type="string">
            <text:p text:style-name="P33">專案完工日數</text:p>
          </table:table-cell>
          <table:table-cell table:style-name="Table6.D2" office:value-type="string">
            <text:p text:style-name="P33"><text:user-field-get text:name="py3o.o.pcomplete_days">專案完工日數</text:user-field-get></text:p>
          </table:table-cell>
        </table:table-row>
        <table:table-row table:style-name="Table6.3">
          <table:table-cell table:style-name="Table6.A2" office:value-type="string">
            <text:p text:style-name="P33">專案付款說明</text:p>
          </table:table-cell>
          <table:table-cell table:style-name="Table6.A2" office:value-type="string">
            <text:p text:style-name="P33"><text:user-field-get text:name="py3o.o.bf_proj_paytype">專案付款說明</text:user-field-get></text:p>
          </table:table-cell>
          <table:table-cell table:style-name="Table6.A2" office:value-type="string">
            <text:p text:style-name="P34">專案其他說明</text:p>
          </table:table-cell>
          <table:table-cell table:style-name="Table6.D1" office:value-type="string">
            <text:p text:style-name="P40"><text:user-field-get text:name="py3o.o.main_other_desc">專案其他說明</text:user-field-get></text:p>
          </table:table-cell>
        </table:table-row>
        <table:table-row table:style-name="Table6.3">
          <table:table-cell table:style-name="Table6.A2" office:value-type="string">
            <text:p text:style-name="P30">保固啟始日</text:p>
          </table:table-cell>
          <table:table-cell table:style-name="Table6.A2" office:value-type="string">
            <text:p text:style-name="P39"><text:user-field-get text:name="py3o.o.bf_warranty_start_date">保固起始日</text:user-field-get></text:p>
          </table:table-cell>
          <table:table-cell table:style-name="Table6.A2" office:value-type="string">
            <text:p text:style-name="P30">保固終止日</text:p>
          </table:table-cell>
          <table:table-cell table:style-name="Table6.D2" office:value-type="string">
            <text:p text:style-name="P41"><text:user-field-get text:name="py3o.o.bf_warranty_end_date">保固截止日</text:user-field-get></text:p>
          </table:table-cell>
        </table:table-row>
        <table:table-row table:style-name="Table6.3">
          <table:table-cell table:style-name="Table6.A2" office:value-type="string">
            <text:p text:style-name="P35">原廠保固說明</text:p>
          </table:table-cell>
          <table:table-cell table:style-name="Table6.A2" office:value-type="string">
            <text:p text:style-name="P35"><text:user-field-get text:name="py3o.o.bf_origin_warranty_desc">原廠保個說明</text:user-field-get></text:p>
          </table:table-cell>
          <table:table-cell table:style-name="Table6.A2" office:value-type="string">
            <text:p text:style-name="P28">其他保固說明</text:p>
          </table:table-cell>
          <table:table-cell table:style-name="Table6.D2" office:value-type="string">
            <text:p text:style-name="P29"><text:user-field-get text:name="py3o.o.bf_other_warranty_desc">其他保固說明</text:user-field-get></text:p>
          </table:table-cell>
        </table:table-row>
        <table:table-row table:style-name="Table6.3">
          <table:table-cell table:style-name="Table6.A2" office:value-type="string">
            <text:p text:style-name="P30">藍新保固說明</text:p>
          </table:table-cell>
          <table:table-cell table:style-name="Table6.A2" office:value-type="string">
            <text:p text:style-name="P30"><text:user-field-get text:name="py3o.o.bf_neweb_warranty_desc">藍新保固說明</text:user-field-get></text:p>
          </table:table-cell>
          <table:table-cell table:style-name="Table6.A2" office:value-type="string">
            <text:p text:style-name="P28">藍新人力說明</text:p>
          </table:table-cell>
          <table:table-cell table:style-name="Table6.D2" office:value-type="string">
            <text:p text:style-name="P29"><text:user-field-get text:name="py3o.o.bf_neweb_manpower_desc">藍新人力說明</text:user-field-get></text:p>
          </table:table-cell>
        </table:table-row>
      </table:table>
      <text:p text:style-name="P106"/>
      <text:p text:style-name="P86"/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48"><text:span text:style-name="T37">@</text:span><text:span text:style-name="T23">裝機及派工</text:span><text:span text:style-name="T37">說明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140504696901120">
          <table:table-cell table:style-name="Table9.A1" office:value-type="string">
            <text:p text:style-name="P7">工程師內部組裝</text:p>
          </table:table-cell>
          <table:table-cell table:style-name="Table9.A1" office:value-type="string">
            <text:p text:style-name="P7"><text:s/><text:user-field-get text:name="py3o.o.bf_setup_type">工程師內部組裝說明</text:user-field-get></text:p>
          </table:table-cell>
          <table:table-cell table:style-name="Table9.A1" office:value-type="string">
            <text:p text:style-name="P7">工程師派工</text:p>
          </table:table-cell>
          <table:table-cell table:style-name="Table9.D1" office:value-type="string">
            <text:p text:style-name="P7"><text:s/><text:user-field-get text:name="py3o.o.bf_eng_assign">工程師派工</text:user-field-get></text:p>
          </table:table-cell>
        </table:table-row>
      </table:table>
      <text:p text:style-name="P84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47"><text:span text:style-name="T11">@送貨說明</text:span><text:span text:style-name="T37"> 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140504696636896">
          <table:table-cell table:style-name="Table10.A1" office:value-type="string">
            <text:p text:style-name="P7">送貨說明：<text:user-field-get text:name="py3o.o.bf_ship_type">送貨說明</text:user-field-get></text:p>
          </table:table-cell>
          <table:table-cell table:style-name="Table10.A1" office:value-type="string">
            <text:p text:style-name="P7">交貨方式</text:p>
          </table:table-cell>
          <table:table-cell table:style-name="Table10.C1" office:value-type="string">
            <text:p text:style-name="P38"><text:s/><text:span text:style-name="T8"><text:user-field-get text:name="py3o.o.bf_shipping_type">送貨說明</text:user-field-get></text:span></text:p>
          </table:table-cell>
        </table:table-row>
        <table:table-row table:style-name="TableLine140504974292496">
          <table:table-cell table:style-name="Table10.A2" table:number-columns-spanned="3" office:value-type="string">
            <text:p text:style-name="P31">送貨其他說明：<text:user-field-get text:name="py3o.o.bf_ship_description">其他送貨說明</text:user-field-get></text:p>
          </table:table-cell>
          <table:covered-table-cell/>
          <table:covered-table-cell/>
        </table:table-row>
      </table:table>
      <text:p text:style-name="P85"><text:soft-page-break/></text:p>
      <table:table table:name="Table21" table:style-name="Table21" table:template-name="Box List Blue">
        <table:table-column table:style-name="Table21.A"/>
        <table:table-row table:style-name="Table21.1">
          <table:table-cell table:style-name="Table21.A1" office:value-type="string">
            <text:p text:style-name="P47"><text:span text:style-name="T37">@</text:span><text:span text:style-name="T38">開立發票</text:span><text:span text:style-name="T37">說明 </text:span></text:p>
          </table:table-cell>
        </table:table-row>
      </table:table>
      <table:table table:name="Table11" table:style-name="Table11">
        <table:table-column table:style-name="Table11.A"/>
        <table:table-row table:style-name="TableLine140505384513872">
          <table:table-cell table:style-name="Table11.A1" office:value-type="string">
            <text:p text:style-name="P7">開立發票說明：<text:user-field-get text:name="py3o.o.bf_invoice_type">開立發票說明</text:user-field-get></text:p>
          </table:table-cell>
        </table:table-row>
        <table:table-row table:style-name="Table11.2">
          <table:table-cell table:style-name="Table11.A2" office:value-type="string">
            <text:p text:style-name="P32">開立發票其他說明：<text:user-field-get text:name="py3o.o.bf_invoice_description">開立發票其他說明</text:user-field-get></text:p>
          </table:table-cell>
        </table:table-row>
      </table:table>
      <text:p text:style-name="P83"/>
      <text:p text:style-name="P89">採購分類(若未填寫項目即為所有品項)：</text:p>
      <text:p text:style-name="P89"><text:span text:style-name="T14">□ </text:span>原廠指定之供應商。項目：<text:span text:style-name="T40"> <text:s text:c="55"/></text:span><text:span text:style-name="T41"><text:s text:c="16"/></text:span><text:span text:style-name="T15">□</text:span><text:span text:style-name="T41">已簽訂合作協議之供應商。項目：</text:span><text:span text:style-name="T40"> <text:s text:c="71"/></text:span></text:p>
      <text:p text:style-name="P89"><text:span text:style-name="T14">□ </text:span>獨家商品。項目：<text:span text:style-name="T40"> <text:s text:c="71"/></text:span><text:span text:style-name="T41"><text:s text:c="16"/></text:span><text:span text:style-name="T15">□ </text:span><text:span text:style-name="T41">單一代理商。項目：</text:span><text:span text:style-name="T40"> <text:s text:c="93"/></text:span></text:p>
      <text:p text:style-name="P89"><text:span text:style-name="T14">□ </text:span>其他說明。項目：<text:span text:style-name="T40"> <text:s text:c="71"/></text:span></text:p>
      <text:p text:style-name="P87"><text:s text:c="3"/></text:p>
      <text:p text:style-name="P94">簽核:</text:p>
      <text:p text:style-name="P95"><text:s text:c="3"/></text:p>
      <table:table table:name="表格2" table:style-name="表格2">
        <table:table-column table:style-name="表格2.A" table:number-columns-repeated="5"/>
        <table:table-row table:style-name="TableLine140505384809696">
          <table:table-cell table:style-name="TableBox140505427658288" office:value-type="string">
            <text:p text:style-name="P97">董事長: </text:p>
          </table:table-cell>
          <table:table-cell table:style-name="TableBox140505427658288" office:value-type="string">
            <text:p text:style-name="P97">總經理: <text:s text:c="13"/></text:p>
          </table:table-cell>
          <table:table-cell table:style-name="TableBox140505427658288" office:value-type="string">
            <text:p text:style-name="P96">副總: <text:s text:c="12"/></text:p>
          </table:table-cell>
          <table:table-cell table:style-name="TableBox140505427658288" office:value-type="string">
            <text:p text:style-name="P96">業務主管: <text:s text:c="17"/></text:p>
          </table:table-cell>
          <table:table-cell table:style-name="TableBox140505427658288" office:value-type="string">
            <text:p text:style-name="P96">專案負責人:</text:p>
          </table:table-cell>
        </table:table-row>
      </table:table>
      <text:p text:style-name="P88"><text:s text:c="96"/></text:p>
      <table:table table:name="表格1" table:style-name="表格1">
        <table:table-column table:style-name="表格1.A"/>
        <table:table-column table:style-name="表格1.B"/>
        <table:table-row table:style-name="TableLine140504696130864">
          <table:table-cell table:style-name="TableBox140504696827824" office:value-type="string">
            <text:p text:style-name="P88">核決權限:</text:p>
          </table:table-cell>
          <table:table-cell table:style-name="TableBox140504696246000" office:value-type="string">
            <text:p text:style-name="P103"/>
          </table:table-cell>
        </table:table-row>
        <table:table-row table:style-name="TableLine140505420310080">
          <table:table-cell table:style-name="TableBox140504696827824" office:value-type="string">
            <text:p text:style-name="P88">1. 100萬元(含)以下且銷貨GP10%以上 → 部級主管</text:p>
          </table:table-cell>
          <table:table-cell table:style-name="TableBox140504696246000" office:value-type="string">
            <text:p text:style-name="P88">2. 100萬元(含)以下且銷貨GP10%以下 → 處級主管</text:p>
          </table:table-cell>
        </table:table-row>
        <table:table-row table:style-name="TableLine140504696565072">
          <table:table-cell table:style-name="TableBox140504696827824" office:value-type="string">
            <text:p text:style-name="P93"><text:span text:style-name="T24">3. 100~800萬元(含)且銷貨GP10%以上</text:span><text:span text:style-name="T25">→ 處級主管 <text:s text:c="4"/></text:span></text:p>
          </table:table-cell>
          <table:table-cell table:style-name="TableBox140504696246000" office:value-type="string">
            <text:p text:style-name="P91">4. 100~800萬元(含)且銷貨GP10%以下 → 總經理</text:p>
          </table:table-cell>
        </table:table-row>
        <table:table-row table:style-name="TableLine140504696705632">
          <table:table-cell table:style-name="TableBox140504696827824" office:value-type="string">
            <text:p text:style-name="P90">5. 800~2500萬元(含)以上 → 總經理</text:p>
          </table:table-cell>
          <table:table-cell table:style-name="TableBox140504696246000" office:value-type="string">
            <text:p text:style-name="P92">6. 2500萬元以上<text:span text:style-name="T39"> → 董事長</text:span></text:p>
          </table:table-cell>
        </table:table-row>
      </table:table>
      <text:p text:style-name="P98"/>
      <text:p text:style-name="P98"/>
      <text:p text:style-name="P99"/>
      <text:p text:style-name="P10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iti TC" svg:font-family="'Heiti TC'" style:font-adornments="Medium" style:font-pitch="variable"/>
    <style:font-face style:name="Heiti TC1" svg:font-family="'Heiti T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  <style:font-face style:name="微軟正黑體" svg:font-family="微軟正黑體" style:font-family-generic="roman" style:font-pitch="variable"/>
    <style:font-face style:name="微軟正黑體1" svg:font-family="微軟正黑體" style:font-pitch="variable"/>
    <style:font-face style:name="微軟正黑體2" svg:font-family="微軟正黑體" style:font-family-generic="swiss" style:font-pitch="variable"/>
    <style:font-face style:name="微軟正黑體3" svg:font-family="微軟正黑體" style:font-family-generic="system" style:font-pitch="variable"/>
    <style:font-face style:name="微軟正黑體4" svg:font-family="微軟正黑體" style:font-adornments="標準" style:font-family-generic="swiss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style:contextual-spacing="false" fo:line-height="115%" fo:orphans="2" fo:widows="2"/>
      <style:text-properties style:font-name="新細明體" fo:font-family="新細明體" style:font-family-generic="roman" style:font-pitch="variable" style:font-name-complex="新細明體1" style:font-family-complex="新細明體" style:font-family-generic-complex="system" style:font-pitch-complex="variable" style:font-size-complex="12pt"/>
    </style:style>
    <style:style style:name="Plain_20_Table_20_1" style:display-name="Plain Table 1" style:family="paragraph" style:parent-style-name="Normal_20_Table" style:default-outline-level=""/>
    <style:style style:name="Table_20_Paragraph" style:display-name="Table Paragraph" style:family="paragraph" style:parent-style-name="Standard" style:default-outline-level="">
      <style:paragraph-properties fo:margin-left="0.062cm" fo:margin-right="0cm" fo:text-indent="0cm" style:auto-text-indent="false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2" style:display-name="ListLabel 2" style:family="text">
      <style:text-properties style:text-position="sub 58%" fo:font-size="14pt" fo:font-style="normal" fo:font-weight="normal" style:font-name-asian="Wingdings" style:font-family-asian="Wingdings" style:font-family-generic-asian="system" style:font-pitch-asian="variable" style:font-size-asian="14pt" style:font-style-asian="normal" style:font-weight-asian="normal" style:font-name-complex="Wingdings" style:font-family-complex="Wingdings" style:font-family-generic-complex="system" style:font-pitch-complex="variable" style:font-size-complex="14pt" style:font-style-complex="normal" style:font-weight-complex="normal" style:text-scale="101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" loext:num-list-format="%1%" text:bullet-char="">
        <style:list-level-properties text:list-level-position-and-space-mode="label-alignment">
          <style:list-level-label-alignment text:label-followed-by="listtab" fo:text-indent="-0.674cm" fo:margin-left="0.8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74cm" fo:margin-left="2.45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74cm" fo:margin-left="4.06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74cm" fo:margin-left="5.6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74cm" fo:margin-left="7.29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74cm" fo:margin-left="8.90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74cm" fo:margin-left="10.513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74cm" fo:margin-left="12.12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74cm" fo:margin-left="13.7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Times New Roman" fo:font-size="8pt" officeooo:paragraph-rsid="0162d60b" style:font-name-asian="微軟正黑體4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162d60b" style:font-name-asian="微軟正黑體4" style:font-size-asian="8pt" style:font-size-complex="8pt"/>
    </style:style>
    <style:style style:name="MP3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162d60b" style:font-name-asian="微軟正黑體4" style:font-size-asian="5.25pt" style:font-size-complex="6pt"/>
    </style:style>
    <style:style style:name="MP4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162d60b" style:font-name-asian="微軟正黑體4" style:font-size-asian="8pt" style:font-size-complex="8pt"/>
    </style:style>
    <style:style style:name="MP5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162d60b" style:font-name-asian="微軟正黑體4" style:font-size-asian="5.25pt" style:font-size-complex="6pt"/>
    </style:style>
    <style:style style:name="MP6" style:family="paragraph" style:parent-style-name="Footer">
      <style:paragraph-properties fo:text-align="end" style:justify-single-word="false"/>
      <style:text-properties style:font-name="微軟正黑體2" fo:font-size="8pt" officeooo:paragraph-rsid="0162d60b" style:font-name-asian="Heiti TC1" style:font-size-asian="8pt" style:font-size-complex="8pt"/>
    </style:style>
    <style:style style:name="MT1" style:family="text">
      <style:text-properties officeooo:rsid="00967b93"/>
    </style:style>
    <style:style style:name="MT2" style:family="text">
      <style:text-properties officeooo:rsid="016dd0ba"/>
    </style:style>
    <style:style style:name="MT3" style:family="text">
      <style:text-properties officeooo:rsid="00cc53ca"/>
    </style:style>
    <style:style style:name="MT4" style:family="text">
      <style:text-properties officeooo:rsid="0162f0e9"/>
    </style:style>
    <style:style style:name="MT5" style:family="text">
      <style:text-properties style:font-name="Times New Roman" officeooo:rsid="00a19d58" style:font-name-asian="微軟正黑體4"/>
    </style:style>
    <style:style style:name="MT6" style:family="text">
      <style:text-properties style:font-name="Times New Roman" officeooo:rsid="00cc62eb" style:font-name-asian="微軟正黑體4"/>
    </style:style>
    <style:style style:name="MT7" style:family="text">
      <style:text-properties style:font-name="Times New Roman" officeooo:rsid="016dd0ba" style:font-name-asian="微軟正黑體4"/>
    </style:style>
    <style:style style:name="M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section text:style-name="MSect1" text:name="區段1">
          <text:p text:style-name="MP1"><text:span text:style-name="MT1">版次：第</text:span><text:span text:style-name="MT2">2</text:span><text:span text:style-name="MT3">版</text:span></text:p>
          <text:p text:style-name="MP2">文件編號：CS100-00<text:span text:style-name="MT4">4</text:span></text:p>
          <text:p text:style-name="MP3"/>
          <text:p text:style-name="MP4"><text:span text:style-name="MT1">Pages：</text:span><text:span text:style-name="MT1"><text:page-number text:select-page="current">2</text:page-number></text:span><text:span text:style-name="MT1"> / </text:span><text:span text:style-name="MT1"><text:page-count>2</text:page-count></text:span></text:p>
          <text:p text:style-name="MP5"/>
          <text:p text:style-name="MP6"><text:span text:style-name="MT5">修訂日期：</text:span><text:span text:style-name="MT6">2022/10/</text:span><text:span text:style-name="MT7">1</text:span><text:span text:style-name="MT6">7</text:span></text:p>
        </text:section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3:57:28.322319768</meta:creation-date>
    <dc:date>2022-10-17T15:30:23.025924420</dc:date>
    <meta:editing-duration>P1DT5H7M2S</meta:editing-duration>
    <meta:editing-cycles>305</meta:editing-cycles>
    <meta:generator>LibreOffice/7.2.6.2$MacOSX_X86_64 LibreOffice_project/b0ec3a565991f7569a5a7f5d24fed7f52653d754</meta:generator>
    <meta:print-date>2022-01-10T16:36:28.008000000</meta:print-date>
    <meta:document-statistic meta:table-count="22" meta:image-count="0" meta:object-count="0" meta:page-count="2" meta:paragraph-count="200" meta:word-count="996" meta:character-count="2115" meta:non-whitespace-character-count="1410"/>
  </office:meta>
</office:document-meta>
</file>